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text-properties officeooo:paragraph-rsid="0028748f"/>
    </style:style>
    <style:style style:name="P2" style:family="paragraph" style:parent-style-name="Text_20_body">
      <style:text-properties officeooo:paragraph-rsid="002b0fd2"/>
    </style:style>
    <style:style style:name="P3" style:family="paragraph" style:parent-style-name="Text_20_body">
      <style:text-properties officeooo:paragraph-rsid="002c161e"/>
    </style:style>
    <style:style style:name="P4" style:family="paragraph" style:parent-style-name="Text_20_body">
      <style:text-properties officeooo:rsid="0030942c" officeooo:paragraph-rsid="0030942c"/>
    </style:style>
    <style:style style:name="P5" style:family="paragraph" style:parent-style-name="Text_20_body">
      <style:text-properties officeooo:paragraph-rsid="0032c1d3"/>
    </style:style>
    <style:style style:name="P6" style:family="paragraph" style:parent-style-name="Text_20_body">
      <style:text-properties officeooo:paragraph-rsid="00345d10"/>
    </style:style>
    <style:style style:name="P7" style:family="paragraph" style:parent-style-name="Text_20_body">
      <style:text-properties officeooo:paragraph-rsid="00362248"/>
    </style:style>
    <style:style style:name="P8" style:family="paragraph" style:parent-style-name="Text_20_body">
      <style:text-properties officeooo:paragraph-rsid="00390040"/>
    </style:style>
    <style:style style:name="P9" style:family="paragraph" style:parent-style-name="Text_20_body">
      <style:text-properties officeooo:paragraph-rsid="003b9a55"/>
    </style:style>
    <style:style style:name="P10" style:family="paragraph" style:parent-style-name="Text_20_body">
      <style:text-properties officeooo:paragraph-rsid="00217b83"/>
    </style:style>
    <style:style style:name="P11" style:family="paragraph" style:parent-style-name="Text_20_body">
      <style:text-properties officeooo:paragraph-rsid="00475c11"/>
    </style:style>
    <style:style style:name="P12" style:family="paragraph" style:parent-style-name="Text_20_body">
      <style:text-properties officeooo:rsid="004f606e" officeooo:paragraph-rsid="004f606e"/>
    </style:style>
    <style:style style:name="P13" style:family="paragraph" style:parent-style-name="Text_20_body">
      <style:text-properties officeooo:paragraph-rsid="00532d29"/>
    </style:style>
    <style:style style:name="P14" style:family="paragraph" style:parent-style-name="Text_20_body">
      <style:text-properties officeooo:rsid="0054d879" officeooo:paragraph-rsid="0054d879"/>
    </style:style>
    <style:style style:name="P15" style:family="paragraph" style:parent-style-name="Text_20_body">
      <style:text-properties officeooo:rsid="0054d879" officeooo:paragraph-rsid="005643ec"/>
    </style:style>
    <style:style style:name="P16" style:family="paragraph" style:parent-style-name="Text_20_body">
      <style:text-properties officeooo:paragraph-rsid="005643ec"/>
    </style:style>
    <style:style style:name="P17" style:family="paragraph" style:parent-style-name="Text_20_body">
      <style:text-properties officeooo:rsid="005643ec" officeooo:paragraph-rsid="005643ec"/>
    </style:style>
    <style:style style:name="P18" style:family="paragraph" style:parent-style-name="Text_20_body">
      <style:text-properties officeooo:paragraph-rsid="00564a9d"/>
    </style:style>
    <style:style style:name="P19" style:family="paragraph" style:parent-style-name="Text_20_body">
      <style:text-properties officeooo:rsid="0058be8b" officeooo:paragraph-rsid="0058be8b"/>
    </style:style>
    <style:style style:name="P20" style:family="paragraph" style:parent-style-name="Text_20_body">
      <style:text-properties officeooo:paragraph-rsid="0028f5dc"/>
    </style:style>
    <style:style style:name="P21" style:family="paragraph" style:parent-style-name="Text_20_body">
      <style:text-properties officeooo:rsid="0059e5a9" officeooo:paragraph-rsid="0059e5a9"/>
    </style:style>
    <style:style style:name="P22" style:family="paragraph" style:parent-style-name="Text_20_body">
      <style:text-properties officeooo:paragraph-rsid="0059e5a9"/>
    </style:style>
    <style:style style:name="P23" style:family="paragraph" style:parent-style-name="Text_20_body">
      <style:text-properties officeooo:paragraph-rsid="005a599f"/>
    </style:style>
    <style:style style:name="P24" style:family="paragraph" style:parent-style-name="Text_20_body">
      <style:text-properties officeooo:paragraph-rsid="005bafbd"/>
    </style:style>
    <style:style style:name="P25" style:family="paragraph" style:parent-style-name="Text_20_body">
      <style:text-properties officeooo:rsid="003d05d3" officeooo:paragraph-rsid="003d05d3"/>
    </style:style>
    <style:style style:name="P26" style:family="paragraph" style:parent-style-name="Text_20_body">
      <style:text-properties officeooo:rsid="005e077c" officeooo:paragraph-rsid="005e077c"/>
    </style:style>
    <style:style style:name="P27" style:family="paragraph" style:parent-style-name="Text_20_body">
      <style:text-properties officeooo:rsid="00614127" officeooo:paragraph-rsid="00614127"/>
    </style:style>
    <style:style style:name="P28" style:family="paragraph" style:parent-style-name="Text_20_body">
      <style:text-properties officeooo:paragraph-rsid="00614127"/>
    </style:style>
    <style:style style:name="P29" style:family="paragraph" style:parent-style-name="Text_20_body">
      <style:text-properties officeooo:paragraph-rsid="0062eedf"/>
    </style:style>
    <style:style style:name="P30" style:family="paragraph" style:parent-style-name="Text_20_body">
      <style:text-properties officeooo:rsid="0062eedf" officeooo:paragraph-rsid="0062eedf"/>
    </style:style>
    <style:style style:name="P31" style:family="paragraph" style:parent-style-name="Text_20_body">
      <style:text-properties officeooo:rsid="0062eedf" officeooo:paragraph-rsid="0070f1a0"/>
    </style:style>
    <style:style style:name="P32" style:family="paragraph" style:parent-style-name="Text_20_body">
      <style:text-properties officeooo:rsid="0063c834" officeooo:paragraph-rsid="0066a1db"/>
    </style:style>
    <style:style style:name="P33" style:family="paragraph" style:parent-style-name="Text_20_body">
      <style:text-properties officeooo:paragraph-rsid="00642af9"/>
    </style:style>
    <style:style style:name="P34" style:family="paragraph" style:parent-style-name="Text_20_body">
      <style:text-properties officeooo:rsid="0064ef4a" officeooo:paragraph-rsid="0064ef4a"/>
    </style:style>
    <style:style style:name="P35" style:family="paragraph" style:parent-style-name="Text_20_body">
      <style:text-properties officeooo:paragraph-rsid="0064ef4a"/>
    </style:style>
    <style:style style:name="P36" style:family="paragraph" style:parent-style-name="Text_20_body">
      <style:text-properties officeooo:paragraph-rsid="0066686c"/>
    </style:style>
    <style:style style:name="P37" style:family="paragraph" style:parent-style-name="Text_20_body">
      <style:text-properties officeooo:paragraph-rsid="0066a1db"/>
    </style:style>
    <style:style style:name="P38" style:family="paragraph" style:parent-style-name="Text_20_body">
      <style:text-properties officeooo:rsid="006911cc" officeooo:paragraph-rsid="006911cc"/>
    </style:style>
    <style:style style:name="P39" style:family="paragraph" style:parent-style-name="Text_20_body">
      <style:text-properties officeooo:rsid="005a599f" officeooo:paragraph-rsid="002c161e"/>
    </style:style>
    <style:style style:name="P40" style:family="paragraph" style:parent-style-name="Text_20_body">
      <style:text-properties officeooo:paragraph-rsid="0063c834"/>
    </style:style>
    <style:style style:name="P41" style:family="paragraph" style:parent-style-name="Text_20_body">
      <style:text-properties officeooo:rsid="00739a8f" officeooo:paragraph-rsid="00739a8f"/>
    </style:style>
    <style:style style:name="P42" style:family="paragraph" style:parent-style-name="Text_20_body">
      <style:text-properties officeooo:rsid="00739a8f" officeooo:paragraph-rsid="0074940a"/>
    </style:style>
    <style:style style:name="P43" style:family="paragraph" style:parent-style-name="Text_20_body">
      <style:text-properties officeooo:rsid="007316b4" officeooo:paragraph-rsid="007316b4"/>
    </style:style>
    <style:style style:name="P44" style:family="paragraph" style:parent-style-name="Text_20_body">
      <style:text-properties officeooo:paragraph-rsid="005e077c"/>
    </style:style>
    <style:style style:name="P45" style:family="paragraph" style:parent-style-name="Text_20_body">
      <style:text-properties officeooo:paragraph-rsid="007f032b"/>
    </style:style>
    <style:style style:name="P46" style:family="paragraph" style:parent-style-name="Text_20_body">
      <style:text-properties officeooo:rsid="008da41c" officeooo:paragraph-rsid="008da41c"/>
    </style:style>
    <style:style style:name="P47" style:family="paragraph" style:parent-style-name="Preformatted_20_Text">
      <style:text-properties officeooo:rsid="008da41c" officeooo:paragraph-rsid="008da41c"/>
    </style:style>
    <style:style style:name="P48" style:family="paragraph" style:parent-style-name="Text_20_body">
      <style:text-properties officeooo:rsid="008da41c" officeooo:paragraph-rsid="008e4070"/>
    </style:style>
    <style:style style:name="P49" style:family="paragraph" style:parent-style-name="Text_20_body">
      <style:text-properties officeooo:rsid="008da41c" officeooo:paragraph-rsid="00943450"/>
    </style:style>
    <style:style style:name="P50" style:family="paragraph" style:parent-style-name="Text_20_body">
      <style:text-properties officeooo:rsid="0088aeee" officeooo:paragraph-rsid="0088aeee"/>
    </style:style>
    <style:style style:name="P51" style:family="paragraph" style:parent-style-name="Text_20_body">
      <style:text-properties officeooo:paragraph-rsid="00882a69"/>
    </style:style>
    <style:style style:name="P52" style:family="paragraph" style:parent-style-name="Text_20_body">
      <style:text-properties officeooo:paragraph-rsid="008e4070"/>
    </style:style>
    <style:style style:name="P53" style:family="paragraph" style:parent-style-name="Text_20_body">
      <style:text-properties officeooo:rsid="00850691" officeooo:paragraph-rsid="008ace65"/>
    </style:style>
    <style:style style:name="P54" style:family="paragraph" style:parent-style-name="Text_20_body">
      <style:text-properties officeooo:rsid="00952c2b" officeooo:paragraph-rsid="00952c2b"/>
    </style:style>
    <style:style style:name="P55" style:family="paragraph" style:parent-style-name="Text_20_body">
      <style:text-properties officeooo:rsid="00a7d0ea" officeooo:paragraph-rsid="00a7d0ea"/>
    </style:style>
    <style:style style:name="P56" style:family="paragraph" style:parent-style-name="Text_20_body">
      <style:text-properties officeooo:paragraph-rsid="00a7d0ea"/>
    </style:style>
    <style:style style:name="P57" style:family="paragraph" style:parent-style-name="Text_20_body">
      <style:text-properties officeooo:rsid="00a9cea4" officeooo:paragraph-rsid="00a9cea4"/>
    </style:style>
    <style:style style:name="P58" style:family="paragraph" style:parent-style-name="Text_20_body">
      <style:text-properties officeooo:rsid="00abbe6e" officeooo:paragraph-rsid="00abbe6e"/>
    </style:style>
    <style:style style:name="P59" style:family="paragraph" style:parent-style-name="Text_20_body">
      <style:text-properties officeooo:paragraph-rsid="00abbe6e"/>
    </style:style>
    <style:style style:name="P60" style:family="paragraph" style:parent-style-name="Text_20_body">
      <style:text-properties officeooo:paragraph-rsid="00ae40d7"/>
    </style:style>
    <style:style style:name="P61" style:family="paragraph" style:parent-style-name="Text_20_body">
      <style:text-properties officeooo:rsid="00b08688" officeooo:paragraph-rsid="00b08688"/>
    </style:style>
    <style:style style:name="P62" style:family="paragraph" style:parent-style-name="Text_20_body">
      <style:text-properties officeooo:paragraph-rsid="00b08688"/>
    </style:style>
    <style:style style:name="P63" style:family="paragraph" style:parent-style-name="Text_20_body">
      <style:text-properties officeooo:paragraph-rsid="00b3af37"/>
    </style:style>
    <style:style style:name="P64" style:family="paragraph" style:parent-style-name="Text_20_body">
      <style:text-properties officeooo:paragraph-rsid="00b5a8c3"/>
    </style:style>
    <style:style style:name="P65" style:family="paragraph" style:parent-style-name="Text_20_body">
      <style:text-properties officeooo:rsid="00b64ecd" officeooo:paragraph-rsid="00b64ecd"/>
    </style:style>
    <style:style style:name="P66" style:family="paragraph" style:parent-style-name="Text_20_body">
      <style:text-properties officeooo:paragraph-rsid="00b64ecd"/>
    </style:style>
    <style:style style:name="P67" style:family="paragraph" style:parent-style-name="Text_20_body">
      <style:text-properties officeooo:paragraph-rsid="00b79e6e"/>
    </style:style>
    <style:style style:name="P68" style:family="paragraph" style:parent-style-name="Text_20_body">
      <style:text-properties officeooo:paragraph-rsid="00b947f5"/>
    </style:style>
    <style:style style:name="P69" style:family="paragraph" style:parent-style-name="Text_20_body">
      <style:text-properties officeooo:rsid="00a93e87" officeooo:paragraph-rsid="00a93e87"/>
    </style:style>
    <style:style style:name="P70" style:family="paragraph" style:parent-style-name="Preformatted_20_Text">
      <style:text-properties officeooo:paragraph-rsid="008da41c"/>
    </style:style>
    <style:style style:name="P71" style:family="paragraph" style:parent-style-name="Text_20_body">
      <style:text-properties officeooo:paragraph-rsid="001f0c0c"/>
    </style:style>
    <style:style style:name="P72" style:family="paragraph" style:parent-style-name="Text_20_body">
      <style:text-properties officeooo:paragraph-rsid="00be9638"/>
    </style:style>
    <style:style style:name="P73" style:family="paragraph" style:parent-style-name="Text_20_body">
      <style:text-properties officeooo:paragraph-rsid="00bdf4c7"/>
    </style:style>
    <style:style style:name="P74" style:family="paragraph" style:parent-style-name="Text_20_body">
      <style:text-properties officeooo:paragraph-rsid="00c9acdb"/>
    </style:style>
    <style:style style:name="P75" style:family="paragraph" style:parent-style-name="Text_20_body">
      <style:text-properties officeooo:paragraph-rsid="00ca5360"/>
    </style:style>
    <style:style style:name="P76" style:family="paragraph" style:parent-style-name="Text_20_body">
      <style:text-properties officeooo:paragraph-rsid="00571418"/>
    </style:style>
    <style:style style:name="P77" style:family="paragraph" style:parent-style-name="Text_20_body">
      <style:text-properties officeooo:rsid="00cc88b0" officeooo:paragraph-rsid="00cc88b0"/>
    </style:style>
    <style:style style:name="P78" style:family="paragraph" style:parent-style-name="Preformatted_20_Text">
      <style:text-properties officeooo:paragraph-rsid="00d65629"/>
    </style:style>
    <style:style style:name="P79" style:family="paragraph" style:parent-style-name="Text_20_body">
      <style:text-properties officeooo:paragraph-rsid="00d65629"/>
    </style:style>
    <style:style style:name="P80" style:family="paragraph" style:parent-style-name="Text_20_body">
      <style:text-properties officeooo:rsid="00d2f172" officeooo:paragraph-rsid="00d2f172"/>
    </style:style>
    <style:style style:name="P81" style:family="paragraph" style:parent-style-name="Text_20_body">
      <style:text-properties officeooo:rsid="00d4ef50" officeooo:paragraph-rsid="00d4ef50"/>
    </style:style>
    <style:style style:name="P82" style:family="paragraph" style:parent-style-name="Text_20_body">
      <style:text-properties officeooo:rsid="00cd2e52" officeooo:paragraph-rsid="00cd2e52"/>
    </style:style>
    <style:style style:name="P83" style:family="paragraph" style:parent-style-name="Text_20_body">
      <style:text-properties officeooo:rsid="00daf1fb" officeooo:paragraph-rsid="00daf1fb"/>
    </style:style>
    <style:style style:name="P84" style:family="paragraph" style:parent-style-name="Text_20_body">
      <style:text-properties officeooo:paragraph-rsid="00dd5eb5"/>
    </style:style>
    <style:style style:name="P85" style:family="paragraph" style:parent-style-name="Text_20_body">
      <style:text-properties officeooo:rsid="00def55a" officeooo:paragraph-rsid="00def55a"/>
    </style:style>
    <style:style style:name="P86" style:family="paragraph" style:parent-style-name="Text_20_body">
      <style:text-properties officeooo:rsid="00dd5eb5" officeooo:paragraph-rsid="00dd5eb5"/>
    </style:style>
    <style:style style:name="P87" style:family="paragraph" style:parent-style-name="List_20_Contents">
      <style:text-properties officeooo:paragraph-rsid="00e12add"/>
    </style:style>
    <style:style style:name="P88" style:family="paragraph" style:parent-style-name="List_20_Contents">
      <style:text-properties officeooo:paragraph-rsid="00e4d3b8"/>
    </style:style>
    <style:style style:name="P89" style:family="paragraph" style:parent-style-name="List_20_Contents">
      <style:text-properties officeooo:paragraph-rsid="00e7fc4d"/>
    </style:style>
    <style:style style:name="P90" style:family="paragraph" style:parent-style-name="Text_20_body">
      <style:text-properties officeooo:rsid="00532d29" officeooo:paragraph-rsid="00532d29"/>
    </style:style>
    <style:style style:name="P91" style:family="paragraph" style:parent-style-name="Text_20_body">
      <style:text-properties officeooo:paragraph-rsid="0054d879"/>
    </style:style>
    <style:style style:name="P92" style:family="paragraph" style:parent-style-name="Text_20_body">
      <style:text-properties officeooo:paragraph-rsid="00f151f9"/>
    </style:style>
    <style:style style:name="P93" style:family="paragraph" style:parent-style-name="Heading_20_1">
      <style:text-properties officeooo:rsid="00217b83" officeooo:paragraph-rsid="00217b83"/>
    </style:style>
    <style:style style:name="P94" style:family="paragraph" style:parent-style-name="Heading_20_1">
      <style:text-properties style:font-name="Liberation Sans" fo:font-size="18.2000007629395pt" fo:font-weight="bold" officeooo:rsid="009e5def" officeooo:paragraph-rsid="009e5def" style:font-name-asian="Noto Sans CJK SC" style:font-size-asian="18.2000007629395pt" style:font-weight-asian="bold" style:font-name-complex="Lohit Devanagari1" style:font-size-complex="18.2000007629395pt" style:font-weight-complex="bold"/>
    </style:style>
    <style:style style:name="P95" style:family="paragraph" style:parent-style-name="Heading_20_1">
      <style:text-properties officeooo:rsid="009e5def" officeooo:paragraph-rsid="009e5def"/>
    </style:style>
    <style:style style:name="P96" style:family="paragraph" style:parent-style-name="Heading_20_1">
      <style:text-properties officeooo:rsid="0028748f" officeooo:paragraph-rsid="0028748f"/>
    </style:style>
    <style:style style:name="P97" style:family="paragraph" style:parent-style-name="Heading_20_1">
      <style:text-properties officeooo:paragraph-rsid="007f032b"/>
    </style:style>
    <style:style style:name="P98" style:family="paragraph" style:parent-style-name="Heading_20_1">
      <style:text-properties officeooo:rsid="001f0c0c" officeooo:paragraph-rsid="001f0c0c"/>
    </style:style>
    <style:style style:name="P99" style:family="paragraph" style:parent-style-name="Heading_20_1">
      <style:text-properties officeooo:rsid="00abbe6e" officeooo:paragraph-rsid="00abbe6e"/>
    </style:style>
    <style:style style:name="P100" style:family="paragraph" style:parent-style-name="Heading_20_1">
      <style:text-properties officeooo:rsid="00f151f9" officeooo:paragraph-rsid="00f151f9"/>
    </style:style>
    <style:style style:name="P101" style:family="paragraph" style:parent-style-name="Heading_20_2">
      <style:text-properties officeooo:rsid="00e9bd60" officeooo:paragraph-rsid="00e9bd60"/>
    </style:style>
    <style:style style:name="P102" style:family="paragraph" style:parent-style-name="Heading_20_2">
      <style:text-properties officeooo:rsid="008da41c" officeooo:paragraph-rsid="008da41c"/>
    </style:style>
    <style:style style:name="P103" style:family="paragraph" style:parent-style-name="Heading_20_2">
      <style:text-properties officeooo:rsid="008e4070" officeooo:paragraph-rsid="008e4070"/>
    </style:style>
    <style:style style:name="P104" style:family="paragraph" style:parent-style-name="Heading_20_2">
      <style:text-properties officeooo:rsid="00a7d0ea" officeooo:paragraph-rsid="00a7d0ea"/>
    </style:style>
    <style:style style:name="P105" style:family="paragraph" style:parent-style-name="Heading_20_2">
      <style:text-properties officeooo:rsid="00d7a64a" officeooo:paragraph-rsid="00d7a64a"/>
    </style:style>
    <style:style style:name="P106" style:family="paragraph" style:parent-style-name="Heading_20_2">
      <style:text-properties officeooo:rsid="00daf1fb" officeooo:paragraph-rsid="00daf1fb"/>
    </style:style>
    <style:style style:name="P107" style:family="paragraph" style:parent-style-name="Heading_20_2">
      <style:text-properties officeooo:rsid="00cd7f2c" officeooo:paragraph-rsid="00cd7f2c"/>
    </style:style>
    <style:style style:name="P108" style:family="paragraph" style:parent-style-name="Heading_20_2">
      <style:text-properties officeooo:rsid="00abbe6e" officeooo:paragraph-rsid="00abbe6e"/>
    </style:style>
    <style:style style:name="P109" style:family="paragraph" style:parent-style-name="Heading_20_2">
      <style:text-properties style:font-name="Liberation Sans" fo:font-size="16.1000003814697pt" fo:font-weight="bold" officeooo:rsid="00af8b7a" officeooo:paragraph-rsid="00af8b7a" style:font-name-asian="Noto Sans CJK SC" style:font-size-asian="16.1000003814697pt" style:font-weight-asian="bold" style:font-name-complex="Lohit Devanagari1" style:font-size-complex="16.1000003814697pt" style:font-weight-complex="bold"/>
    </style:style>
    <style:style style:name="P110" style:family="paragraph" style:parent-style-name="Heading_20_2">
      <style:text-properties style:font-name="Liberation Sans" fo:font-size="16.1000003814697pt" fo:font-weight="bold" officeooo:rsid="00b08688" officeooo:paragraph-rsid="00b08688" style:font-name-asian="Noto Sans CJK SC" style:font-size-asian="16.1000003814697pt" style:font-weight-asian="bold" style:font-name-complex="Lohit Devanagari1" style:font-size-complex="16.1000003814697pt" style:font-weight-complex="bold"/>
    </style:style>
    <style:style style:name="P111" style:family="paragraph" style:parent-style-name="Heading_20_2">
      <style:text-properties style:font-name="Liberation Sans" fo:font-size="16.1000003814697pt" fo:font-weight="bold" officeooo:rsid="00b79e6e" officeooo:paragraph-rsid="00b79e6e" style:font-name-asian="Noto Sans CJK SC" style:font-size-asian="16.1000003814697pt" style:font-weight-asian="bold" style:font-name-complex="Lohit Devanagari1" style:font-size-complex="16.1000003814697pt" style:font-weight-complex="bold"/>
    </style:style>
    <style:style style:name="P112" style:family="paragraph" style:parent-style-name="Heading_20_2">
      <style:text-properties officeooo:rsid="00b08688" officeooo:paragraph-rsid="00b08688"/>
    </style:style>
    <style:style style:name="P113" style:family="paragraph" style:parent-style-name="Heading_20_2">
      <style:text-properties officeooo:rsid="00b3af37" officeooo:paragraph-rsid="00b3af37"/>
    </style:style>
    <style:style style:name="P114" style:family="paragraph" style:parent-style-name="Heading_20_2">
      <style:text-properties officeooo:rsid="00b5a8c3" officeooo:paragraph-rsid="00b5a8c3"/>
    </style:style>
    <style:style style:name="P115" style:family="paragraph" style:parent-style-name="Heading_20_2">
      <style:text-properties officeooo:rsid="00b79e6e" officeooo:paragraph-rsid="00b79e6e"/>
    </style:style>
    <style:style style:name="P116" style:family="paragraph" style:parent-style-name="List_20_Contents" style:list-style-name="List_20_1">
      <style:text-properties officeooo:paragraph-rsid="00c7613c"/>
    </style:style>
    <style:style style:name="P117" style:family="paragraph" style:parent-style-name="List_20_Contents" style:list-style-name="List_20_1">
      <style:text-properties officeooo:rsid="00a7d0ea" officeooo:paragraph-rsid="00ec66b7"/>
    </style:style>
    <style:style style:name="P118" style:family="paragraph" style:parent-style-name="List_20_Contents" style:list-style-name="List_20_1">
      <style:text-properties officeooo:rsid="00a7d0ea" officeooo:paragraph-rsid="00c7613c"/>
    </style:style>
    <style:style style:name="P119" style:family="paragraph" style:parent-style-name="List_20_Contents" style:list-style-name="List_20_1">
      <style:text-properties officeooo:rsid="00bb7998" officeooo:paragraph-rsid="00c7613c"/>
    </style:style>
    <style:style style:name="P120" style:family="paragraph" style:parent-style-name="List_20_Contents" style:list-style-name="List_20_1">
      <style:text-properties officeooo:rsid="00acabf3" officeooo:paragraph-rsid="00c7613c"/>
    </style:style>
    <style:style style:name="P121" style:family="paragraph" style:parent-style-name="List_20_Contents" style:list-style-name="Numbering_20_123"/>
    <style:style style:name="P122" style:family="paragraph" style:parent-style-name="List_20_Contents" style:list-style-name="Numbering_20_123">
      <style:text-properties officeooo:paragraph-rsid="00b3af37"/>
    </style:style>
    <style:style style:name="P123" style:family="paragraph" style:parent-style-name="List_20_Contents" style:list-style-name="Numbering_20_123">
      <style:text-properties officeooo:rsid="00b3af37"/>
    </style:style>
    <style:style style:name="P124" style:family="paragraph" style:parent-style-name="Preformatted_20_Text" style:list-style-name="L3"/>
    <style:style style:name="P125" style:family="paragraph" style:parent-style-name="Preformatted_20_Text" style:list-style-name="L3">
      <style:text-properties officeooo:paragraph-rsid="00f42e45"/>
    </style:style>
    <style:style style:name="P126" style:family="paragraph" style:parent-style-name="Standard" style:list-style-name="List_20_1"/>
    <style:style style:name="P127" style:family="paragraph" style:parent-style-name="Standard" style:list-style-name="List_20_1">
      <style:text-properties officeooo:paragraph-rsid="00efa77f"/>
    </style:style>
    <style:style style:name="P128" style:family="paragraph" style:parent-style-name="Standard" style:list-style-name="List_20_1">
      <style:text-properties officeooo:rsid="00efa77f" officeooo:paragraph-rsid="00efa77f"/>
    </style:style>
    <style:style style:name="P129" style:family="paragraph" style:parent-style-name="Text_20_body" style:list-style-name="L1">
      <style:text-properties officeooo:paragraph-rsid="00475c11"/>
    </style:style>
    <style:style style:name="P130" style:family="paragraph" style:parent-style-name="Text_20_body" style:list-style-name="L1">
      <style:text-properties officeooo:paragraph-rsid="004313da"/>
    </style:style>
    <style:style style:name="P131" style:family="paragraph" style:parent-style-name="Text_20_body" style:list-style-name="L1">
      <style:text-properties officeooo:paragraph-rsid="004791d5"/>
    </style:style>
    <style:style style:name="P132" style:family="paragraph" style:parent-style-name="Text_20_body" style:list-style-name="L1">
      <style:text-properties officeooo:paragraph-rsid="004b0c2c"/>
    </style:style>
    <style:style style:name="P133" style:family="paragraph" style:parent-style-name="Text_20_body" style:list-style-name="L1">
      <style:text-properties officeooo:rsid="004313da" officeooo:paragraph-rsid="004313da"/>
    </style:style>
    <style:style style:name="P134" style:family="paragraph" style:parent-style-name="Text_20_body" style:list-style-name="L1">
      <style:text-properties officeooo:rsid="004313da" officeooo:paragraph-rsid="004791d5"/>
    </style:style>
    <style:style style:name="P135" style:family="paragraph" style:parent-style-name="Text_20_body" style:list-style-name="L1">
      <style:text-properties officeooo:rsid="00475c11" officeooo:paragraph-rsid="00475c11"/>
    </style:style>
    <style:style style:name="P136" style:family="paragraph" style:parent-style-name="Text_20_body" style:list-style-name="L1">
      <style:text-properties officeooo:rsid="004791d5" officeooo:paragraph-rsid="004791d5"/>
    </style:style>
    <style:style style:name="P137" style:family="paragraph" style:parent-style-name="Text_20_body" style:list-style-name="L1">
      <style:text-properties officeooo:rsid="0048ec09" officeooo:paragraph-rsid="0048ec09"/>
    </style:style>
    <style:style style:name="P138" style:family="paragraph" style:parent-style-name="Text_20_body" style:list-style-name="L1">
      <style:text-properties officeooo:rsid="0049c82a" officeooo:paragraph-rsid="0049c82a"/>
    </style:style>
    <style:style style:name="P139" style:family="paragraph" style:parent-style-name="Text_20_body" style:list-style-name="L2">
      <style:text-properties officeooo:paragraph-rsid="00458176"/>
    </style:style>
    <style:style style:name="P140" style:family="paragraph" style:parent-style-name="Text_20_body" style:list-style-name="L2">
      <style:text-properties officeooo:rsid="004d13bb" officeooo:paragraph-rsid="004d13bb"/>
    </style:style>
    <style:style style:name="P141" style:family="paragraph" style:parent-style-name="Text_20_body" style:list-style-name="L2">
      <style:text-properties officeooo:rsid="00458176" officeooo:paragraph-rsid="00458176"/>
    </style:style>
    <style:style style:name="P142" style:family="paragraph" style:parent-style-name="Text_20_body" style:list-style-name="L3">
      <style:text-properties officeooo:paragraph-rsid="00d7a64a"/>
    </style:style>
    <style:style style:name="P143" style:family="paragraph" style:parent-style-name="Text_20_body" style:list-style-name="L3">
      <style:text-properties officeooo:paragraph-rsid="00d99dc8"/>
    </style:style>
    <style:style style:name="P144" style:family="paragraph" style:parent-style-name="Text_20_body" style:list-style-name="L3">
      <style:text-properties officeooo:rsid="00f42e45" officeooo:paragraph-rsid="00f42e45"/>
    </style:style>
    <style:style style:name="P145" style:family="paragraph" style:parent-style-name="Text_20_body" style:list-style-name="L3">
      <style:text-properties officeooo:rsid="00f8e62b" officeooo:paragraph-rsid="00f8e62b"/>
    </style:style>
    <style:style style:name="T1" style:family="text">
      <style:text-properties officeooo:rsid="0028748f"/>
    </style:style>
    <style:style style:name="T2" style:family="text">
      <style:text-properties officeooo:rsid="002b0fd2"/>
    </style:style>
    <style:style style:name="T3" style:family="text">
      <style:text-properties officeooo:rsid="002c161e"/>
    </style:style>
    <style:style style:name="T4" style:family="text">
      <style:text-properties officeooo:rsid="0032c1d3"/>
    </style:style>
    <style:style style:name="T5" style:family="text">
      <style:text-properties officeooo:rsid="00362248"/>
    </style:style>
    <style:style style:name="T6" style:family="text">
      <style:text-properties officeooo:rsid="0036f72e"/>
    </style:style>
    <style:style style:name="T7" style:family="text">
      <style:text-properties officeooo:rsid="003a32c1"/>
    </style:style>
    <style:style style:name="T8" style:family="text">
      <style:text-properties officeooo:rsid="003b9a55"/>
    </style:style>
    <style:style style:name="T9" style:family="text">
      <style:text-properties officeooo:rsid="00425b79"/>
    </style:style>
    <style:style style:name="T10" style:family="text">
      <style:text-properties officeooo:rsid="004313da"/>
    </style:style>
    <style:style style:name="T11" style:family="text">
      <style:text-properties officeooo:rsid="00458176"/>
    </style:style>
    <style:style style:name="T12" style:family="text">
      <style:text-properties officeooo:rsid="00475c11"/>
    </style:style>
    <style:style style:name="T13" style:family="text">
      <style:text-properties officeooo:rsid="004791d5"/>
    </style:style>
    <style:style style:name="T14" style:family="text">
      <style:text-properties officeooo:rsid="0048ec09"/>
    </style:style>
    <style:style style:name="T15" style:family="text">
      <style:text-properties officeooo:rsid="004b0c2c"/>
    </style:style>
    <style:style style:name="T16" style:family="text">
      <style:text-properties officeooo:rsid="004d13bb"/>
    </style:style>
    <style:style style:name="T17" style:family="text">
      <style:text-properties officeooo:rsid="004dad83"/>
    </style:style>
    <style:style style:name="T18" style:family="text">
      <style:text-properties officeooo:rsid="00532d29"/>
    </style:style>
    <style:style style:name="T19" style:family="text">
      <style:text-properties officeooo:rsid="0054d879"/>
    </style:style>
    <style:style style:name="T20" style:family="text">
      <style:text-properties officeooo:rsid="005643ec"/>
    </style:style>
    <style:style style:name="T21" style:family="text">
      <style:text-properties officeooo:rsid="00564a9d"/>
    </style:style>
    <style:style style:name="T22" style:family="text">
      <style:text-properties officeooo:rsid="00571418"/>
    </style:style>
    <style:style style:name="T23" style:family="text">
      <style:text-properties officeooo:rsid="0057f8f0"/>
    </style:style>
    <style:style style:name="T24" style:family="text">
      <style:text-properties officeooo:rsid="0059e5a9"/>
    </style:style>
    <style:style style:name="T25" style:family="text">
      <style:text-properties officeooo:rsid="005a599f"/>
    </style:style>
    <style:style style:name="T26" style:family="text">
      <style:text-properties officeooo:rsid="005bafbd"/>
    </style:style>
    <style:style style:name="T27" style:family="text">
      <style:text-properties officeooo:rsid="0030942c"/>
    </style:style>
    <style:style style:name="T28" style:family="text">
      <style:text-properties officeooo:rsid="005c2306"/>
    </style:style>
    <style:style style:name="T29" style:family="text">
      <style:text-properties officeooo:rsid="005f7898"/>
    </style:style>
    <style:style style:name="T30" style:family="text">
      <style:text-properties officeooo:rsid="00614127"/>
    </style:style>
    <style:style style:name="T31" style:family="text">
      <style:text-properties officeooo:rsid="0062eedf"/>
    </style:style>
    <style:style style:name="T32" style:family="text">
      <style:text-properties officeooo:rsid="0063c834"/>
    </style:style>
    <style:style style:name="T33" style:family="text">
      <style:text-properties officeooo:rsid="0064ef4a"/>
    </style:style>
    <style:style style:name="T34" style:family="text">
      <style:text-properties officeooo:rsid="00654d7f"/>
    </style:style>
    <style:style style:name="T35" style:family="text">
      <style:text-properties officeooo:rsid="0066686c"/>
    </style:style>
    <style:style style:name="T36" style:family="text">
      <style:text-properties officeooo:rsid="0066a1db"/>
    </style:style>
    <style:style style:name="T37" style:family="text">
      <style:text-properties officeooo:rsid="0066b99d"/>
    </style:style>
    <style:style style:name="T38" style:family="text">
      <style:text-properties officeooo:rsid="006721b1"/>
    </style:style>
    <style:style style:name="T39" style:family="text">
      <style:text-properties officeooo:rsid="006aebee"/>
    </style:style>
    <style:style style:name="T40" style:family="text">
      <style:text-properties officeooo:rsid="006ce0f1"/>
    </style:style>
    <style:style style:name="T41" style:family="text">
      <style:text-properties officeooo:rsid="006cfad6"/>
    </style:style>
    <style:style style:name="T42" style:family="text">
      <style:text-properties officeooo:rsid="006fad13"/>
    </style:style>
    <style:style style:name="T43" style:family="text">
      <style:text-properties officeooo:rsid="0070820a"/>
    </style:style>
    <style:style style:name="T44" style:family="text">
      <style:text-properties officeooo:rsid="00723027"/>
    </style:style>
    <style:style style:name="T45" style:family="text">
      <style:text-properties officeooo:rsid="00739a8f"/>
    </style:style>
    <style:style style:name="T46" style:family="text">
      <style:text-properties officeooo:rsid="00762eb2"/>
    </style:style>
    <style:style style:name="T47" style:family="text">
      <style:text-properties officeooo:rsid="0076f8b9"/>
    </style:style>
    <style:style style:name="T48" style:family="text">
      <style:text-properties officeooo:rsid="007937ca"/>
    </style:style>
    <style:style style:name="T49" style:family="text">
      <style:text-properties officeooo:rsid="0079da1d"/>
    </style:style>
    <style:style style:name="T50" style:family="text">
      <style:text-properties officeooo:rsid="005e077c"/>
    </style:style>
    <style:style style:name="T51" style:family="text">
      <style:text-properties officeooo:rsid="007d08ad"/>
    </style:style>
    <style:style style:name="T52" style:family="text">
      <style:text-properties style:font-name="Liberation Sans" fo:font-size="18.2000007629395pt" fo:font-weight="bold" officeooo:rsid="007e784d" style:font-name-asian="Noto Sans CJK SC" style:font-size-asian="18.2000007629395pt" style:font-weight-asian="bold" style:font-name-complex="Lohit Devanagari1" style:font-size-complex="18.2000007629395pt" style:font-weight-complex="bold"/>
    </style:style>
    <style:style style:name="T53" style:family="text">
      <style:text-properties style:font-name="Liberation Sans" fo:font-size="18.2000007629395pt" fo:font-weight="bold" officeooo:rsid="007f032b" style:font-name-asian="Noto Sans CJK SC" style:font-size-asian="18.2000007629395pt" style:font-weight-asian="bold" style:font-name-complex="Lohit Devanagari1" style:font-size-complex="18.2000007629395pt" style:font-weight-complex="bold"/>
    </style:style>
    <style:style style:name="T54" style:family="text">
      <style:text-properties style:font-name="Liberation Sans" fo:font-size="18.2000007629395pt" fo:font-weight="bold" officeooo:rsid="0089e68d" style:font-name-asian="Noto Sans CJK SC" style:font-size-asian="18.2000007629395pt" style:font-weight-asian="bold" style:font-name-complex="Lohit Devanagari1" style:font-size-complex="18.2000007629395pt" style:font-weight-complex="bold"/>
    </style:style>
    <style:style style:name="T55" style:family="text">
      <style:text-properties style:font-name="Liberation Sans" fo:font-size="16.1000003814697pt" fo:font-weight="bold" style:font-name-asian="Noto Sans CJK SC" style:font-size-asian="16.1000003814697pt" style:font-weight-asian="bold" style:font-name-complex="Lohit Devanagari1" style:font-size-complex="16.1000003814697pt" style:font-weight-complex="bold"/>
    </style:style>
    <style:style style:name="T56" style:family="text">
      <style:text-properties officeooo:rsid="007f032b"/>
    </style:style>
    <style:style style:name="T57" style:family="text">
      <style:text-properties officeooo:rsid="0080ca6b"/>
    </style:style>
    <style:style style:name="T58" style:family="text">
      <style:text-properties officeooo:rsid="00810a9a"/>
    </style:style>
    <style:style style:name="T59" style:family="text">
      <style:text-properties officeooo:rsid="0082f7f9"/>
    </style:style>
    <style:style style:name="T60" style:family="text">
      <style:text-properties officeooo:rsid="00836bc2"/>
    </style:style>
    <style:style style:name="T61" style:family="text">
      <style:text-properties officeooo:rsid="008433ba"/>
    </style:style>
    <style:style style:name="T62" style:family="text">
      <style:text-properties officeooo:rsid="00850691"/>
    </style:style>
    <style:style style:name="T63" style:family="text">
      <style:text-properties officeooo:rsid="0086f5ad"/>
    </style:style>
    <style:style style:name="T64" style:family="text">
      <style:text-properties officeooo:rsid="008cd580"/>
    </style:style>
    <style:style style:name="T65" style:family="text">
      <style:text-properties officeooo:rsid="008da41c"/>
    </style:style>
    <style:style style:name="T66" style:family="text">
      <style:text-properties officeooo:rsid="008e4070"/>
    </style:style>
    <style:style style:name="T67" style:family="text">
      <style:text-properties officeooo:rsid="0092dc7c"/>
    </style:style>
    <style:style style:name="T68" style:family="text">
      <style:text-properties officeooo:rsid="00943450"/>
    </style:style>
    <style:style style:name="T69" style:family="text">
      <style:text-properties officeooo:rsid="00953dc3"/>
    </style:style>
    <style:style style:name="T70" style:family="text">
      <style:text-properties officeooo:rsid="009a0ff8"/>
    </style:style>
    <style:style style:name="T71" style:family="text">
      <style:text-properties officeooo:rsid="009b49bc"/>
    </style:style>
    <style:style style:name="T72" style:family="text">
      <style:text-properties officeooo:rsid="009c71b9"/>
    </style:style>
    <style:style style:name="T73" style:family="text">
      <style:text-properties officeooo:rsid="00a026af"/>
    </style:style>
    <style:style style:name="T74" style:family="text">
      <style:text-properties officeooo:rsid="00a18dde"/>
    </style:style>
    <style:style style:name="T75" style:family="text">
      <style:text-properties officeooo:rsid="00a28e78"/>
    </style:style>
    <style:style style:name="T76" style:family="text">
      <style:text-properties officeooo:rsid="00a66b0f"/>
    </style:style>
    <style:style style:name="T77" style:family="text">
      <style:text-properties officeooo:rsid="00a78fdb"/>
    </style:style>
    <style:style style:name="T78" style:family="text">
      <style:text-properties officeooo:rsid="00a7d0ea"/>
    </style:style>
    <style:style style:name="T79" style:family="text">
      <style:text-properties officeooo:rsid="00a9cea4"/>
    </style:style>
    <style:style style:name="T80" style:family="text">
      <style:text-properties officeooo:rsid="00abbe6e"/>
    </style:style>
    <style:style style:name="T81" style:family="text">
      <style:text-properties officeooo:rsid="00ae40d7"/>
    </style:style>
    <style:style style:name="T82" style:family="text">
      <style:text-properties officeooo:rsid="00af8b7a"/>
    </style:style>
    <style:style style:name="T83" style:family="text">
      <style:text-properties officeooo:rsid="00b08688"/>
    </style:style>
    <style:style style:name="T84" style:family="text">
      <style:text-properties officeooo:rsid="00b3af37"/>
    </style:style>
    <style:style style:name="T85" style:family="text">
      <style:text-properties officeooo:rsid="00b3d327"/>
    </style:style>
    <style:style style:name="T86" style:family="text">
      <style:text-properties officeooo:rsid="00b5a8c3"/>
    </style:style>
    <style:style style:name="T87" style:family="text">
      <style:text-properties officeooo:rsid="00b64ecd"/>
    </style:style>
    <style:style style:name="T88" style:family="text">
      <style:text-properties officeooo:rsid="00b79e6e"/>
    </style:style>
    <style:style style:name="T89" style:family="text">
      <style:text-properties officeooo:rsid="00b947f5"/>
    </style:style>
    <style:style style:name="T90" style:family="text">
      <style:text-properties officeooo:rsid="00bc1278"/>
    </style:style>
    <style:style style:name="T91" style:family="text">
      <style:text-properties officeooo:rsid="00bdf4c7"/>
    </style:style>
    <style:style style:name="T92" style:family="text">
      <style:text-properties officeooo:rsid="00c9121e"/>
    </style:style>
    <style:style style:name="T93" style:family="text">
      <style:text-properties officeooo:rsid="00c9acdb"/>
    </style:style>
    <style:style style:name="T94" style:family="text">
      <style:text-properties officeooo:rsid="00ca5360"/>
    </style:style>
    <style:style style:name="T95" style:family="text">
      <style:text-properties officeooo:rsid="00caec80"/>
    </style:style>
    <style:style style:name="T96" style:family="text">
      <style:text-properties officeooo:rsid="00cc88b0"/>
    </style:style>
    <style:style style:name="T97" style:family="text">
      <style:text-properties officeooo:rsid="00cd7f2c"/>
    </style:style>
    <style:style style:name="T98" style:family="text">
      <style:text-properties officeooo:rsid="00cee831"/>
    </style:style>
    <style:style style:name="T99" style:family="text">
      <style:text-properties officeooo:rsid="00d0aad0"/>
    </style:style>
    <style:style style:name="T100" style:family="text">
      <style:text-properties officeooo:rsid="00d65629"/>
    </style:style>
    <style:style style:name="T101" style:family="text">
      <style:text-properties style:font-name="Liberation Mono" fo:font-size="10pt" officeooo:rsid="00d65629" style:font-name-asian="Noto Sans Mono CJK SC" style:font-size-asian="10pt" style:font-name-complex="Liberation Mono" style:font-size-complex="10pt"/>
    </style:style>
    <style:style style:name="T102" style:family="text">
      <style:text-properties officeooo:rsid="00d700c0"/>
    </style:style>
    <style:style style:name="T103" style:family="text">
      <style:text-properties officeooo:rsid="00d99dc8"/>
    </style:style>
    <style:style style:name="T104" style:family="text">
      <style:text-properties officeooo:rsid="00daf1fb"/>
    </style:style>
    <style:style style:name="T105" style:family="text">
      <style:text-properties officeooo:rsid="00e013a8"/>
    </style:style>
    <style:style style:name="T106" style:family="text">
      <style:text-properties officeooo:rsid="00e5baea"/>
    </style:style>
    <style:style style:name="T107" style:family="text">
      <style:text-properties officeooo:rsid="00e7fc4d"/>
    </style:style>
    <style:style style:name="T108" style:family="text">
      <style:text-properties officeooo:rsid="00e8d812"/>
    </style:style>
    <style:style style:name="T109" style:family="text">
      <style:text-properties officeooo:rsid="00eb8d82"/>
    </style:style>
    <style:style style:name="T110" style:family="text">
      <style:text-properties officeooo:rsid="00ec66b7"/>
    </style:style>
    <style:style style:name="T111" style:family="text">
      <style:text-properties officeooo:rsid="00f346a5"/>
    </style:style>
    <style:style style:name="T112" style:family="text">
      <style:text-properties officeooo:rsid="00f42e45"/>
    </style:style>
    <style:style style:name="T113" style:family="text">
      <style:text-properties officeooo:rsid="00f5caae"/>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93" text:outline-level="1">Preparação</text:h>
      <text:p text:style-name="P11">Neste tutorial, aprenderemos como instalar o Linux ao lado do Windows.</text:p>
      <text:p text:style-name="P11">A opção dual boot é uma alternativa para quem nunca teve contato com o Linux, e quer (ou precisa) começar a mexer nele.</text:p>
      <text:p text:style-name="P10"><text:span text:style-name="T12">É… e</text:span>u sei... muitos dos seus programas favoritos não têm versão para Linux (como games, <text:span text:style-name="T12">por exemplo</text:span>), ou não rodam tão bem assim em Linux…</text:p>
      <text:p text:style-name="P10">Mas, o melhor sistema para desenvolvimento de software é o Linux. <text:span text:style-name="T12">Se o Windows domina o mercado de computadores pessoais, o Linux domina o mercado de servidores web.</text:span></text:p>
      <text:p text:style-name="P10">Eu diria que um programador experiente pelo menos já teve um contato com Linux na vida. Então vamos lá!</text:p>
      <text:list text:style-name="L1">
        <text:list-item>
          <text:p text:style-name="P133">Procure na internet por “Linux Mint”.</text:p>
        </text:list-item>
        <text:list-item>
          <text:p text:style-name="P129">Esse é o site do Linux Mint, <text:span text:style-name="T12">a distro Linux que utilizaremos.</text:span></text:p>
        </text:list-item>
        <text:list-item>
          <text:p text:style-name="P135">Clique em downloads.</text:p>
        </text:list-item>
        <text:list-item>
          <text:p text:style-name="P135">Escolha a opção “Cinnamon”.</text:p>
        </text:list-item>
        <text:list-item>
          <text:p text:style-name="P134">Atualmente, a última versão é a 2<text:span text:style-name="T90">1</text:span>.2.</text:p>
        </text:list-item>
        <text:list-item>
          <text:p text:style-name="P135">E escolha um desses links para baixar o Linux. No meu caso, vou baixar pelo primeiro link.</text:p>
        </text:list-item>
        <text:list-item>
          <text:p text:style-name="P133">O arquivo é um pouquinho grande, pode ser que demore um pouco para baixá-lo.</text:p>
        </text:list-item>
        <text:list-item>
          <text:p text:style-name="P133">Para instalar o Linux, precisaremos de um pendrive ou um dvd. Neste tutorial, usaremos o pendrive, que hoje em dia é mais acessível do que um gravador de dvd.</text:p>
        </text:list-item>
        <text:list-item>
          <text:p text:style-name="P130">Para gravar o <text:span text:style-name="T10">Linux</text:span> no pendrive, usaremos o programa Rufus. Procure na internet por “rufus”.</text:p>
        </text:list-item>
        <text:list-item>
          <text:p text:style-name="P130">A página inicial diz para quê o Rufus serve. Ou seja, vamos iniciar o sistema operacional Linux pelo pendrive.</text:p>
        </text:list-item>
        <text:list-item>
          <text:p text:style-name="P130">Role a página para baixo até a seção de download. Baixe a versão “portable”, pois assim não precisa instalar o Rufus, apenas executá-lo diret<text:span text:style-name="T70">amente</text:span>.</text:p>
        </text:list-item>
        <text:list-item>
          <text:p text:style-name="P133">Para instalar o Linux, precisamos saber se o hd está no modo GPT ou MBR, para isso, clique no menu iniciar, digite “part”, abra o programa.</text:p>
        </text:list-item>
        <text:list-item>
          <text:p text:style-name="P130"><text:span text:style-name="T10">O programa exibe todos os drives do computador, seja HDD, SSD, pendrive, drives externos… Por exemplo, o “Disk 0” é um HD meu, que </text:span><text:span text:style-name="T13">utilizo para armazenamento de dados</text:span><text:span text:style-name="T10">.</text:span></text:p>
        </text:list-item>
        <text:list-item>
          <text:p text:style-name="P131"><text:span text:style-name="T10">Mas </text:span><text:span text:style-name="T13">eu </text:span><text:span text:style-name="T10">estou interessado no “Disk 1”, </text:span><text:span text:style-name="T13">que tem</text:span><text:span text:style-name="T10"> a </text:span><text:span text:style-name="T13">partição </text:span><text:span text:style-name="T10">“C:”, </text:span><text:span text:style-name="T13">e é onde está localizado o meu sistema operacional Windows. E é</text:span><text:span text:style-name="T10"> no mesmo drive </text:span><text:span text:style-name="T13">onde </text:span><text:span text:style-name="T10">está o Windows que </text:span><text:span text:style-name="T13">a gente vai instalar </text:span><text:span text:style-name="T10">o Linux.</text:span></text:p>
        </text:list-item>
        <text:list-item>
          <text:p text:style-name="P134">Clique com o botão direito em cima do disco, clique em propriedades, aba “Volumes”, e anote esta informação. No meu caso é GPT. Mas no teu caso pode ser MBR.</text:p>
        </text:list-item>
        <text:list-item>
          <text:p text:style-name="P130">Feito isso, pode fechar as janelas.</text:p>
        </text:list-item>
        <text:list-item>
          <text:p text:style-name="P130">Agora, uma coisa importante a fazer é desabilitar o "Fast Startup" do Windows 10. Acontece que o "Fast Startup" deixa o Windows numa espécie de “hibernação”, e pode bloquear o Linux de usar alguns recursos compartilhados com o Windows. E a gente não quer isso… Na verdade, qualquer modo de “hibernação” fica complicado de usar quando se tem dois sistemas operacionais no mesmo computador. Mais informações: https://askLinux.com/a/452080/586845.</text:p>
        </text:list-item>
        <text:list-item>
          <text:p text:style-name="P136">Não são todos os computadores que tem essa opção “<text:span text:style-name="T70">F</text:span>ast <text:span text:style-name="T70">S</text:span>tartup”, isso é mais para quem tem notebook, mas para você confirmar se tem essa opção, você pode seguir esses passos.</text:p>
        </text:list-item>
        <text:list-item>
          <text:p text:style-name="P131">Clique no menu Iniciar… Digite “control” para acessar o Painel de Controle… Clique em “Hardware and Sound”… “Opções de Energia”… “Escolher o que os botões de energia fazem”… “Alterar configurações”… Desative a opção “Fast Startup”… se essa opção não estiver aparecendo no teu computador, então ótimo, não precisa <text:span text:style-name="T70">t</text:span>e preocupar. Agora salve as alterações.</text:p>
        </text:list-item>
        <text:list-item>
          <text:p text:style-name="P130">Agora <text:span text:style-name="T13">a gente vai gravar </text:span>o <text:span text:style-name="T10">Linux</text:span> no pendrive usando o Rufus! <text:span text:style-name="T13">Se o Linux não terminou de baixar, espere terminar.</text:span></text:p>
        </text:list-item>
        <text:list-item>
          <text:p text:style-name="P130">Eu coloquei na minha área de trabalho o Rufus e o Linux. Execute o Rufus.</text:p>
        </text:list-item>
        <text:list-item>
          <text:p text:style-name="P132"><text:span text:style-name="T13">Observe que quando você executa o</text:span> Rufus, <text:span text:style-name="T13">ele</text:span> cria esse arquivo de configuração. Depois você pode <text:span text:style-name="T13">simplesmente </text:span>excluí-lo.</text:p>
        </text:list-item>
        <text:list-item>
          <text:p text:style-name="P132"><text:span text:style-name="T13">Vai abrir</text:span> uma janela perguntando se quer atualizar o Rufus. Clique em “Não”.</text:p>
        </text:list-item>
        <text:list-item>
          <text:p text:style-name="P130">Em “<text:span text:style-name="T15">dispositivo</text:span>”, escolha o pendrive em que o Linux será instalado. (<text:span text:style-name="T13">lembrando que </text:span>o pendrive precisa ter no mínimo 4GB para <text:span text:style-name="T13">você conseguir instalar</text:span> Linux).</text:p>
        </text:list-item>
        <text:list-item>
          <text:p text:style-name="P130"><text:span text:style-name="T13">Você pode </text:span><text:span text:style-name="T10">arrast</text:span><text:span text:style-name="T13">ar </text:span><text:span text:style-name="T10">o arquivo </text:span><text:span text:style-name="T13">baixado </text:span><text:span text:style-name="T10">do Linux até </text:span><text:span text:style-name="T13">este</text:span><text:span text:style-name="T10"> botão </text:span><text:span text:style-name="T15">SELECIONAR</text:span><text:span text:style-name="T10">, ou então </text:span><text:span text:style-name="T13">você pode clicar </text:span><text:span text:style-name="T10">no botão “</text:span><text:span text:style-name="T15">SELECIONAR</text:span><text:span text:style-name="T10">” para escolher o arquivo do Linux.</text:span></text:p>
        </text:list-item>
        <text:list-item>
          <text:p text:style-name="P130">Em “<text:span text:style-name="T15">Esquema de Partição</text:span>”, escolha o mesmo <text:span text:style-name="T14">esquema </text:span>do disco <text:span text:style-name="T14">onde</text:span> o Linux será instalado, conforme <text:span text:style-name="T14">a gente viu</text:span> anteriormente. No meu caso, é GPT.</text:p>
        </text:list-item>
        <text:list-item>
          <text:p text:style-name="P132">As demais opções, <text:span text:style-name="T14">você </text:span>pode deixar o padrão.</text:p>
        </text:list-item>
        <text:list-item>
          <text:p text:style-name="P132">Depois clique em “<text:span text:style-name="T15">Iniciar</text:span>”.</text:p>
        </text:list-item>
        <text:list-item>
          <text:p text:style-name="P137">Na janela que abrir, deixe a opção ISO.</text:p>
        </text:list-item>
        <text:list-item>
          <text:p text:style-name="P132"><text:span text:style-name="T15">Agora </text:span><text:span text:style-name="T14">atenção! Essa operação formatará o teu pendrive! </text:span><text:span text:style-name="T15">Se tiver algo que não queira perder no pendrive, faça o backup antes de clicar em ok.</text:span></text:p>
        </text:list-item>
        <text:list-item>
          <text:p text:style-name="P138">Agora o rufus começará a gravar o Linux no pendrive. Esse processo demora um pouquinho.</text:p>
        </text:list-item>
        <text:list-item>
          <text:p text:style-name="P138">Depois de terminado, pode fechar o rufus.</text:p>
        </text:list-item>
        <text:list-item>
          <text:p text:style-name="P130">Pronto, tudo preparado para instalarmos o Linux! Agora, basta reiniciar o computador!</text:p>
        </text:list-item>
      </text:list>
      <text:h text:style-name="P93" text:outline-level="1">Instalação</text:h>
      <text:p text:style-name="P12">Neste tutorial aprenderemos como instalar o Linux ao lado do Windows. Para isso, você já precisa ter o Linux instalado em um pendrive ou dvd. Caso ainda não tenha, pode seguir os passos do <text:span text:style-name="T71">tutorial</text:span> anterior.</text:p>
      <text:list text:style-name="L2">
        <text:list-item>
          <text:p text:style-name="P139">Com o pendrive de instalação inserido (ou dvd, <text:span text:style-name="T11">se for o caso</text:span>), ao iniciar o computador, fique apertando a tecla do boot menu até abrir a nova tela. Na maioria dos computadores, a tecla do boot menu é [F12], [ESC] ou [F8].</text:p>
        </text:list-item>
        <text:list-item>
          <text:p text:style-name="P139">Se você apertou a tecla correta, a tela do boot menu se abrirá. Escolha o pendrive de instalação do Linux.</text:p>
        </text:list-item>
        <text:list-item>
          <text:p text:style-name="P139">Este é o menu de inicialização do Linux, chamado de grub. Escolha a primeira opção para inicializar o Linux.</text:p>
        </text:list-item>
        <text:list-item>
          <text:p text:style-name="P139">Clique em “Install Linux <text:span text:style-name="T16">Mint</text:span>” <text:span text:style-name="T11">→ Escolha o idioma → Teste se é o teclado certo (por exemplo, </text:span><text:span text:style-name="T72">digite palavras com </text:span><text:span text:style-name="T11">acentos)</text:span></text:p>
        </text:list-item>
        <text:list-item>
          <text:p text:style-name="P140">Se puder, conecte a uma internet para baixar as atualizações do sistema enquanto o instala.</text:p>
        </text:list-item>
        <text:list-item>
          <text:p text:style-name="P140">Selecione “instalar codecs multimídia”.</text:p>
        </text:list-item>
        <text:list-item>
          <text:p text:style-name="P140">A próxima janela demora um pouco para abrir pois está lendo os discos para instalação.</text:p>
        </text:list-item>
        <text:list-item>
          <text:p text:style-name="P140">Selecione “instalar Linux Mint ao lado do Windows boot manager”.</text:p>
        </text:list-item>
        <text:list-item>
          <text:p text:style-name="P140">Nessa janela você escolhe quantos de espaço quer deixar para o Windows e para o Linux. Eu vou deixar apenas 256GB para o Windows, e o restante para o Linux, pois eu utilizo mais o Linux do que o Windows no meu dia a dia. Mas você pode deixar quantos de espaço quiser. Eu recomendo deixar pelo menos 32GB para o Linux. (não se importe em deixar um número quebrado).</text:p>
        </text:list-item>
        <text:list-item>
          <text:p text:style-name="P140">Clique em “instalar agora”.</text:p>
        </text:list-item>
        <text:list-item>
          <text:p text:style-name="P140">Abrirá uma janela perguntando se você quer continuar. Ao clicar em continuar, a partição do Windows será diminuída para dar espaço ao Linux, mas fique tranquilo, você não perderá nenhum arquivo do Windows. E depois, se quiser, pode facilmente remover a partição do Linux e voltar o Windows ao tamanho anterior.</text:p>
        </text:list-item>
        <text:list-item>
          <text:p text:style-name="P140">Selecione o teu fuso-horário.</text:p>
        </text:list-item>
        <text:list-item>
          <text:p text:style-name="P140">Informe um nome de usuário, um nome para seu sistema Linux, uma senha, e se você quer iniciar automaticamente ou digitar a senha para entrar.</text:p>
        </text:list-item>
        <text:list-item>
          <text:p text:style-name="P140">Agora é só esperar a conclusão da instalação.</text:p>
        </text:list-item>
        <text:list-item>
          <text:p text:style-name="P139">Pronto, instalação concluída! Agora, só clicar aqui para reiniciar o computador!</text:p>
        </text:list-item>
        <text:list-item>
          <text:p text:style-name="P141"><text:span text:style-name="T17">Ao abrir essa tela, r</text:span>emova o pendrive e tecle ENTER.</text:p>
        </text:list-item>
        <text:list-item>
          <text:p text:style-name="P139"><text:span text:style-name="T11">Toda vez que ligar o computador, aparecerá a tela do grub, </text:span><text:span text:style-name="T17">onde</text:span><text:span text:style-name="T11"> você poderá escolher se quer iniciar o Linux ou o Windows.</text:span></text:p>
        </text:list-item>
      </text:list>
      <text:h text:style-name="P94" text:outline-level="1">Primeira vez</text:h>
      <text:h text:style-name="P101" text:outline-level="2">Introdução</text:h>
      <text:p text:style-name="P90">Quando você inicia o Mint, aparece essa janela de boas vindas. Você pode desativá-la clicando aqui.</text:p>
      <text:h text:style-name="P101" text:outline-level="2">Atualização</text:h>
      <text:p text:style-name="P13"><text:span text:style-name="T18">Esse ícone da bandeja do sistema mostra quando há atualizações para </text:span><text:span text:style-name="T19">o sistema</text:span><text:span text:style-name="T18">. Vamos clicar aqui para fazer o sistema atualizar automaticamente quando houver alguma atualização disponível.</text:span></text:p>
      <text:p text:style-name="P14">Na primeira vez que acessar a janela de atualização, abrirá essa mensagem de boas vindas. Clique em ok.</text:p>
      <text:p text:style-name="P14">Quando pedir se você quer mudar para um repositório local, pode clicar em não.</text:p>
      <text:p text:style-name="P14">Agora clique em Editar → Preferências → Ocultar o gerenciador de atualizações → Apenas mostrar o ícone no painel se houver atualizações.</text:p>
      <text:p text:style-name="P14">Depois clique na aba automação → aplique as atualizações automaticamente → digite tua senha de usuário → <text:span text:style-name="T108">Atualizar Cinnamon… → Atualizar Flatpaks… → Remover kernels… → </text:span>feche essa janela.</text:p>
      <text:p text:style-name="P15">Primeiro, precisamos atualizar o atualizador. Digite tua senha de usuário. E espere um pouco.</text:p>
      <text:p text:style-name="P16"><text:span text:style-name="T19">Agora, vamos atualizar </text:span><text:span text:style-name="T20">o sistema. A </text:span><text:span text:style-name="T19">primeira atualização vamos aplicá-la manualmente, mas a partir da próxima, as atualizações serão aplicadas automaticamente.</text:span></text:p>
      <text:p text:style-name="P16"><text:span text:style-name="T20">Clique em ok. Digite tua senha. </text:span><text:span text:style-name="T19">Pronto, </text:span><text:span text:style-name="T18">diferente do Windows, as atualizações ocorrem discreta e silenciosamente, sem precisar de ficar esperando o sistema terminar a atualização para conseguir iniciá-lo ou desligá-lo.</text:span></text:p>
      <text:p text:style-name="P91"><text:span text:style-name="T20">Minimize essa janela</text:span> enquanto atualiza, e vamos personalizando outras coisas.</text:p>
      <text:h text:style-name="P101" text:outline-level="2">Dualboot</text:h>
      <text:p text:style-name="Text_20_body">Ao instalar o Linux do lado do Windows, por padrão, o Linux tem preferência na inicialização do computador. <text:span text:style-name="T20">Mas s</text:span>e você usa mais o Windows do que o Linux, ou teu PC é compartilhado com mais alguém que usa Windows, pode ser interessante você dar preferência ao Windows na inicialização do computador. Para tanto, siga as instruções a seguir.</text:p>
      <text:p text:style-name="Text_20_body">Abra o terminal. O terminal é onde você digita comandos. Sempre que digitar um comando, tecle ENTER para executá-lo.</text:p>
      <text:p text:style-name="Text_20_body">Execute o comando “xed /boot/grub/grub.cfg” para abrir o arquivo de configurações do grub.</text:p>
      <text:p text:style-name="Text_20_body">Tecle [CTRL]+[F] e busque pela palavra “Windows”.</text:p>
      <text:p text:style-name="Text_20_body">Esse é o nome do Windows no menu do grub. Selecione tudo que estiver dentro das aspas, incluindo as próprias aspas.</text:p>
      <text:p text:style-name="Text_20_body">Copie o texto selecionado e feche o arquivo</text:p>
      <text:p text:style-name="Text_20_body">Agora execute o comando “sudo xed /etc/default/grub” para alterar a ordem de inicialização do computador.</text:p>
      <text:p text:style-name="Text_20_body">Esse comando requer usuário administrador, <text:span text:style-name="T20">digite</text:span> <text:span text:style-name="T20">tu</text:span>a senha <text:span text:style-name="T46">de</text:span> usuário.</text:p>
      <text:p text:style-name="Text_20_body">Esta opção, “GRUB_DEFAULT”, define qual o sistema que por padrão tem preferência na inicialização do computador. Cole aqui o texto selecionado anteriormente, <text:span text:style-name="T20">apagando esse número zero</text:span>.</text:p>
      <text:p text:style-name="Text_20_body">Você também pode diminuir o tempo do grub. <text:span text:style-name="T20">Eu coloquei 2 segundos, então quando meu pc ligar, tenho que apertar rapidamente a tecla de seta para escolher o Linux antes do tempo acabar e entrar no Windows.</text:span></text:p>
      <text:p text:style-name="Text_20_body">Salve e feche o arquivo.</text:p>
      <text:p text:style-name="Text_20_body">Por fim, execute o comando “sudo update-grub” para carregar as configurações alteradas.</text:p>
      <text:p text:style-name="Text_20_body">Pronto, agora o Windows será escolhido automaticamente na inicialização do computador.</text:p>
      <text:p text:style-name="P54">Ao instalar o Windows ao lado do Linux, a forma como eles obtêm o horário da BIOS é diferente, o que causa divergência de horário entre eles. Para arrumar essa divergência, execute o comando “timedatectl set-local-rtc 1”. <text:span text:style-name="T69">(fonte: </text:span><text:a xlink:type="simple" xlink:href="https://askubuntu.com/questions/169376/clock-time-is-off-on-dual-boot" text:style-name="Internet_20_link" text:visited-style-name="Visited_20_Internet_20_Link"><text:span text:style-name="T69">https://askubuntu.com/questions/169376/clock-time-is-off-on-dual-boot</text:span></text:a><text:span text:style-name="T69">).</text:span></text:p>
      <text:h text:style-name="P95" text:outline-level="1">Personalização</text:h>
      <text:p text:style-name="P19">O Linux é bem customizável, existem muitas opções que você pode mexer para deixá-lo do jeito que você gosta. Agora veremos algumas coisas que podemos fazer, e que particularmente eu gosto de deixar. Tudo o que fizermos daqui para frente é opcional, sinta-<text:span text:style-name="T73">t</text:span>e à vontade para alterar essas opções como desejar, ou deixar o padrão mesmo.</text:p>
      <text:p text:style-name="P82">Execute <text:span text:style-name="Source_20_Text">echo 'set completion-ignore-case On' | sudo tee -a /etc/inputrc</text:span> para o autocompletamento do terminal não diferenciar maiúsculas de minúsculas.</text:p>
      <text:p text:style-name="P82">Adicione as seguintes linhas em `~/.bashrc`:</text:p>
      <text:p text:style-name="P78"># minhas personalizacoes</text:p>
      <text:p text:style-name="Preformatted_20_Text">alias dif="diff --color -u" # atalho para o diff</text:p>
      <text:p text:style-name="Preformatted_20_Text">alias lll="ll -th | head -13" # exibe os 10 últimos arquivos modificados da pasta atual</text:p>
      <text:p text:style-name="Preformatted_20_Text">export t="$HOME/Downloads/t" <text:span text:style-name="T100"># atalho r</text:span><text:span text:style-name="T101">ápido para acessar esse arquivo temporário</text:span></text:p>
      <text:p text:style-name="P78">export t1="$HOME/Downloads/t1" <text:span text:style-name="T100"># atalho r</text:span><text:span text:style-name="T101">ápido para acessar esse arquivo temporário</text:span></text:p>
      <text:p text:style-name="P78">export t2="$HOME/Downloads/t2" <text:span text:style-name="T100"># atalho r</text:span><text:span text:style-name="T101">ápido para acessar esse arquivo temporário</text:span></text:p>
      <text:p text:style-name="Preformatted_20_Text">export LESS="-I" # less agora ignora caixa por padrao</text:p>
      <text:p text:style-name="P79">Copie os scripts de <text:span text:style-name="Source_20_Text"><text:span text:style-name="T100">linuxmintpersonalizado</text:span></text:span><text:span text:style-name="Source_20_Text">.tar.gz/.local/bin</text:span> para a pasta <text:span text:style-name="Source_20_Text">~/.local/bin/</text:span>, garantindo que eles sejam executáveis, executando <text:span text:style-name="Source_20_Text">chmod +x ~/.local/bin/*</text:span>.</text:p>
      <text:p text:style-name="P79">Eu gosto de diminuir o tamanho padrão do terminal para ele não ocupar muito espaço na tela. Assim, eu consigo ver comandos de outra janela enquanto os digito no terminal. Para isso, no terminal, clique <text:span text:style-name="T20">em Editar </text:span>→ <text:span text:style-name="T20">Preferências</text:span> → Perfil <text:span text:style-name="T20">Sem nome. </text:span>Na aba “Text<text:span text:style-name="T20">o</text:span>”, digite “<text:span text:style-name="T99">12</text:span>8” em “<text:span text:style-name="T20">colunas</text:span>” <text:span text:style-name="T90">e “8” em linhas</text:span>. <text:span text:style-name="T20">Também gosto de esconder a barra de menu do terminal, já que raramente a utilizo, assim, ganho mais espaço. Clique em “Geral” </text:span><text:span text:style-name="T90">e desabilite</text:span><text:span text:style-name="T20"> “Mostrar por padrão a barra de menu”. </text:span><text:span text:style-name="T90">Agora, para acessar a barra de menu, basta clicar com o botão direito do mouse no terminal, e ir em preferências. </text:span>Feche <text:span text:style-name="T20">essa janela e </text:span>o terminal, e o abra novamente para ver se as alterações surtiram efeito. Pronto, agora <text:span text:style-name="T20">sim! O</text:span> terminal ocupa bem menos espaço! Quando for necessário <text:span text:style-name="T20">aumentar seu tamanho</text:span>, aí é só maximizá-lo.</text:p>
      <text:p text:style-name="Text_20_body"><text:span text:style-name="T20">Os meus principais programas, gosto de deixá-los na barra de tarefa em ordem de uso, </text:span><text:span text:style-name="T102">que são: explorador, chrome, vscode, terminal e libreoffice.</text:span></text:p>
      <text:p text:style-name="Text_20_body">Para alterar o tema, tecle Super (ou clique no menu iniciar), digite “temas”, <text:span text:style-name="T20">e acesse esse programa. </text:span><text:span text:style-name="T23">A propósito, essa é uma maneira muito prática de acessar programas, teclando [super] e digitando parte do nome do programa, que serão listados todos os programas correspondentes. </text:span><text:span text:style-name="T20">Eu gosto das seguintes opções: </text:span>Borda<text:span text:style-name="T74">s</text:span> da janela: Mint-<text:span text:style-name="T91">L</text:span>-dark. Ícones: Adwait. Controles: Mint-<text:span text:style-name="T91">L</text:span>-dar<text:span text:style-name="T47">k</text:span>-purple. Área de trabalho: Mint-<text:span text:style-name="T91">L</text:span>-dark-purple. <text:span text:style-name="T21">Deixe as tuas como você preferir. Depois pode fechar essa janela.</text:span></text:p>
      <text:p text:style-name="P18"><text:span text:style-name="T21">Acho útil </text:span>exibir a data e os segundos <text:span text:style-name="T21">junto das horas</text:span>. <text:span text:style-name="T21">Para isso, </text:span><text:span text:style-name="T92">clique direito </text:span>no horário → <text:span text:style-name="T92">Configurar</text:span><text:span text:style-name="T21"> → </text:span><text:span text:style-name="T92">Usar um formato de data personalizado → Formato da data: </text:span><text:span text:style-name="Source_20_Text"><text:span text:style-name="T92">%d/%m %H:%M:%S</text:span></text:span>. <text:span text:style-name="T21">Pode fechar essa janela.</text:span></text:p>
      <text:p text:style-name="P73">Acesse o menu iniciar → applets → downloads → procure por cinnamenu <text:span text:style-name="T91">e instale-o. Depois volte para a aba “Gerenciamento” e adicione o Cinnamenu. Vá em configurações do cinnamenu. Em “</text:span><text:span text:style-name="T93">Leiaute”</text:span><text:span text:style-name="T91">, </text:span><text:span text:style-name="T93">desative “Mostrar favoritos na barra lateral” e “Mostrar pasta </text:span><text:span text:style-name="T109">pessoal</text:span><text:span text:style-name="T93">”. A</text:span><text:span text:style-name="T91">tive “</text:span><text:span text:style-name="T93">Mostrar categoria de apps favoritos”</text:span><text:span text:style-name="T91">. Em “</text:span><text:span text:style-name="T93">Comportamento”</text:span><text:span text:style-name="T91">, altere “</text:span><text:span text:style-name="T93">Abrir o menu na categoria”</text:span><text:span text:style-name="T91"> para “</text:span><text:span text:style-name="T93">Apps favoritos”</text:span><text:span text:style-name="T91">. Em “</text:span><text:span text:style-name="T93">Aparência”</text:span><text:span text:style-name="T91">, apague “</text:span><text:span text:style-name="T93">Texto no painel”</text:span><text:span text:style-name="T91"> e ative “</text:span><text:span text:style-name="T93">Usar um ícone personalizado”</text:span><text:span text:style-name="T91"> para escolher teu ícone preferido. Pode fechar a janela d</text:span><text:span text:style-name="T93">e configurações do Cinnamenu</text:span>.</text:p>
      <text:p text:style-name="P74"><text:span text:style-name="T21">Agora vamos</text:span> personalizar a barra de tarefas. <text:span text:style-name="T93">Na aba “Gerenciamento” de </text:span><text:s/>“<text:span text:style-name="T93">A</text:span>pplets”, <text:span text:style-name="T21">procure </text:span><text:span text:style-name="T93">por</text:span><text:span text:style-name="T21"> “lista de janelas agrupadas”</text:span> → <text:span text:style-name="T21">clique na engrenagem → </text:span><text:span text:style-name="T93">P</text:span>a<text:span text:style-name="T21">i</text:span>nel → <text:span text:style-name="T21">rótulo do botão → Título da janela</text:span>. <text:span text:style-name="T21">Assim, quando várias janelas estiverem abertas, consigo encontrar mais facilmente pela barra de menu a janela que quero acessar. Pode fechar essas janelas.</text:span></text:p>
      <text:p text:style-name="P75">Para jogar o Cinnamenu para o canto esquerdo, clique com o botão direito num espaço vazio da barra de menu (panel) → “Modo de edição de painel” → arraste o Cinnamenu para o canto → desative o “Modo de edição de painel”. Para remover o menu original, clique direito nele e então em remover.</text:p>
      <text:p text:style-name="Text_20_body"><text:span text:style-name="T21">Agora vamos diminuir essa barra que está bem alta. Acesse </text:span>Menu iniciar → <text:span text:style-name="T94">P</text:span>a<text:span text:style-name="T21">i</text:span>nel → “<text:span text:style-name="T94">P</text:span><text:span text:style-name="T21">ersonalizar”</text:span>→ “<text:span text:style-name="T94">A</text:span><text:span text:style-name="T21">ltura do painel”. </text:span><text:span text:style-name="T94">G</text:span><text:span text:style-name="T21">osto de deixar </text:span>26 <text:span text:style-name="T21">pixels, mas você pode deixar outro valor que preferir.</text:span></text:p>
      <text:p text:style-name="Text_20_body">Para lembrar a posição da janela quando fechá-la, acesse <text:span text:style-name="T94">Menu iniciar →</text:span> <text:span text:style-name="T94">Janelas</text:span>→ <text:span text:style-name="T94">Comportamento </text:span>→ <text:span text:style-name="T94">Localização das janelas recém-abertas </text:span>→ Automático. <text:span text:style-name="T96">Desative “Tecla especial para mover e redimensionar janelas”.</text:span></text:p>
      <text:p text:style-name="P80">Acesse Menu iniciar → Proteção de tela → Atraso antes do bloqueio: 15 segundos.</text:p>
      <text:p text:style-name="P81">Acesse Menu iniciar → Gerenciamento de energia → Suspender quando inativo por: <text:span text:style-name="T109">30</text:span> minutos.</text:p>
      <text:p text:style-name="P81">Acesse Menu iniciar → Planos de fundo. Na aba Imagens, escolha uma pasta que lhe agrade. Na aba Configurações, ative “Planos de fundo como apresentação de slides”.</text:p>
      <text:p text:style-name="P18">Mais uma última coisa que gosto de personalizar, é a exibição dos arquivos pelo explorador de arquivos. Vamos abrir o explorador, acessar o menu editar → preferências. Em Visualizações, eu desmarco a opção “ordenar pastas para antes dos arquivos”, altero a opção “Visualizar novas pastas” para “Exibição em Lista”, e marco a opção “herdar o tipo de visualização”. Também altero o nível de zoom padrão da visualização em lista para “100%”. <text:span text:style-name="T22">Em colunas de visualização em lista, deixo marcadas </text:span><text:span text:style-name="T99">as </text:span><text:span text:style-name="T22">opções </text:span><text:span text:style-name="T99">Nome, Tamanho, Tipe e</text:span><text:span text:style-name="T22">, especialmente, </text:span><text:span text:style-name="T99">D</text:span><text:span text:style-name="T22">ata de </text:span><text:span text:style-name="T99">M</text:span><text:span text:style-name="T22">odificação, pois gosto de exibir os arquivo em ordem de modificação, assim, os arquivos mais acessados geralmente ficam no topo da lista. Por último, em menus de contexto, também marco a opção criar link, que vem desabilitada por padrão. Assim, é possível criar atalhos dos arquivos com o mouse (apesar que como veremos mais adiante, é mais fácil criar atalhos usando teclas de atalho). Pronto, pode fechar essas janelas.</text:span></text:p>
      <text:p text:style-name="P77">Vamos alterar alguns atalhos. Alguns dos atalhos do Linux ofuscam atalhos de outros programas que utilizo, como o VSCode, portanto, altero eles. Acesse “Teclado” → “Atalhos”. Em “Janelas”, remova o atalho “Desmaximizar janela”. Em “Sistema”, altere “Bloquear tela” para &lt;super&gt;+&lt;l&gt;.</text:p>
      <text:p text:style-name="P76"><text:span text:style-name="T22">Agora vamos adicionar suporte ao idioma inglês. Eu recomendo fortemente não deixar o português como preferência, para se acostumar com o inglês, essencial na área de tecnologia da informação. Acesse o menu iniciar → idiomas → Altere o idioma da interface para inglês → clique em </text:span><text:span text:style-name="T23">instalar</text:span><text:span text:style-name="T22">/remover idiomas → </text:span><text:span text:style-name="T23">digite tua senha → </text:span><text:span text:style-name="T22">e </text:span><text:span text:style-name="T23">instale o suporte ao idioma </text:span><text:span text:style-name="T22">inglês. </text:span><text:span text:style-name="T23">Clique em “continuar”. (Pode ser que, se o sistema ainda estiver sendo atualizado, você não consiga instalar o idioma, pois o Linux não permite duas atualizações ocorrerem em paralelo. Nesse caso, você deve esperar a atualização anterior terminar. No meu caso, a atualização anterior acabou de acabar). </text:span><text:span text:style-name="T95">Clique em “Aplicar a todo o sistema”. </text:span><text:span text:style-name="T23">Pode fechar as janelas. Vamos reiniciar o sistema, para as atualizações e instalações surtirem efeito.</text:span></text:p>
      <text:p text:style-name="P19">Se você alterou a prioridade de inicialização do grub para Windows, não se esqueça de escolher o Linux, antes que o tempo acabe.</text:p>
      <text:p text:style-name="P19">Quando o Linux iniciar, abrirá essa janela perguntando se você quer mudar o nome das pastas padrões para o idioma atual. Clique em “update names”.</text:p>
      <text:p text:style-name="P19">Pronto, Linux personalizado com sucesso!</text:p>
      <text:h text:style-name="P96" text:outline-level="1">Navegação <text:span text:style-name="T30">de janelas</text:span></text:h>
      <text:p text:style-name="P17">(instalar o screenkey para exibir as teclas sendo apertadas)</text:p>
      <text:p text:style-name="P1">Neste tutorial aprenderemos os principais atalhos de navegação <text:span text:style-name="T24">de janelas</text:span>. <text:span text:style-name="T24">Lembre-se disso, q</text:span>uanto mais eficiente somos no computador, menos precisamos usar o mouse. <text:span text:style-name="T24">Então quando você for fazer uma tarefa </text:span><text:span text:style-name="T29">no computador</text:span><text:span text:style-name="T24">, </text:span><text:span text:style-name="T29">e dê para usar tanto o teclado quanto o mouse, procure dar preferência ao teclado.</text:span></text:p>
      <text:p text:style-name="P1">Primeiro vamos abrir algumas janelas com o atalho [Super]+[Número].</text:p>
      <text:p text:style-name="P20">No meu caso, teclei os atalhos [Super]+[1], [Super]+[2] e [Super]+[<text:span text:style-name="T24">3</text:span>] para abrir, respectivamente, o <text:span text:style-name="T24">explorador </text:span>de arquivos (chamado de <text:span text:style-name="T1">nemo</text:span>), o firefox e o terminal.</text:p>
      <text:p text:style-name="P21">Cada ícone da barra de tarefas tem seu índice, começando do 1 para o primeiro, até o 9 para o nono, se tiver mais que 9 janelas, aí já não é possível acessar com o atalho super+número.</text:p>
      <text:p text:style-name="P21">Se a janela do ícone correspondente já estiver aberta, o atalho acessa essa janela.</text:p>
      <text:p text:style-name="P22">Se eu teclar [shift]+[Super]+[1], uma nova janela do nemo se abre.</text:p>
      <text:p text:style-name="P21">Observe esse numerozinho indicando quantas janelas do programa estão abertas.</text:p>
      <text:p text:style-name="P21">Agora eu teclei super+3 para acessar a janela do terminal. Se eu teclar shift+super+3, abre outra janela.</text:p>
      <text:p text:style-name="P2">A alternativa do mouse seria um clique direito <text:span text:style-name="T24">no ícone </text:span>seguido da opção “New Window”. <text:span text:style-name="T2">Bem mais rápido usando o teclado, não?</text:span></text:p>
      <text:p text:style-name="P21">Vamos criar mais uma janela do nemo.</text:p>
      <text:p text:style-name="P2"><text:span text:style-name="T24">Aqui estou com 3 janelas do nemo abertas. </text:span>Se eu teclar [Super]+[1] seguidamente, as janelas do nemo são exibidas alternadamente.</text:p>
      <text:p text:style-name="P2">Uns atalhos muito úteis são as combinações de [Super]+[Setas direcionais] <text:span text:style-name="T25">para mover as janelas.</text:span></text:p>
      <text:p text:style-name="P1">Por exemplo, considere essa janela do firefox aberta.</text:p>
      <text:p text:style-name="P3"><text:span text:style-name="T25">Ao teclar </text:span>[Super]+[↑], ela <text:span text:style-name="T25">se alterna entre maximizar e ocupar a metade superior da tela</text:span>.</text:p>
      <text:p text:style-name="P23">Agora, se teclar [Super]+[↓], a janela <text:span text:style-name="T3">volta ao normal</text:span>. <text:span text:style-name="T25">Se eu teclar super+↓ novamente, ela ocupa a metade inferior da tela.</text:span></text:p>
      <text:p text:style-name="P23"><text:s/>Se teclar [Super]+[→], a janela é expandida para a metade direita da tela.</text:p>
      <text:p text:style-name="P3"><text:span text:style-name="T25">Agora e</text:span>u <text:span text:style-name="T25">poderia acessar outra janela</text:span>… E teclar [Super]+[←] para expandi-la para a metade esquerda da tela. <text:s/>Assim eu fico com duas janelas abertas lado a lado.</text:p>
      <text:p text:style-name="P39">Ao arrastar o mouse em cima de uma janela com a tecla alt apertada, ela é movida de lugar.</text:p>
      <text:p text:style-name="P23"><text:span text:style-name="T25">O atalho </text:span>alt+espaço permite <text:span text:style-name="T25">escolher entre as opções de </text:span>maximizar, minimizar, mover ou redimensionar janela. <text:span text:style-name="T25">Use as setas para navega</text:span><text:span text:style-name="T48">r</text:span><text:span text:style-name="T25"> entre as opções.</text:span></text:p>
      <text:p text:style-name="P23"><text:span text:style-name="T3">Observe que quando os botões do menu possuem uma letra sublinhada, é um atalho, por exemplo, alt+espaço, </text:span><text:span text:style-name="T26">seguido da tecla </text:span><text:span text:style-name="T3">n, minimiza </text:span><text:span text:style-name="T26">a janela</text:span><text:span text:style-name="T3">.</text:span></text:p>
      <text:p text:style-name="P4"><text:span text:style-name="T26">Ao invés de teclar alt+espaço, podemos teclar diretamente </text:span>alt+f8 <text:span text:style-name="T26">para </text:span>redimensionar <text:span text:style-name="T26">a janela. Use as setas direcionais para escolher o lado do redimensionamento. Tecle alt+f8 novamente para confirmar as alterações.</text:span></text:p>
      <text:p text:style-name="P24"><text:span text:style-name="T26">O atalho </text:span><text:span text:style-name="T27">alt+f7 </text:span><text:span text:style-name="T26">serve para </text:span><text:span text:style-name="T27">move</text:span><text:span text:style-name="T26">r a janela de lugar. Lembre-se de usar as teclas de seta.</text:span></text:p>
      <text:p text:style-name="P5">O atalho [Alt]+[Tab] alterna entre todas as janelas abertas.</text:p>
      <text:p text:style-name="P5">E o atalho [Alt]+[Shift]+[Tab] alterna de modo reverso.</text:p>
      <text:p text:style-name="P5">Já o atalho [Alt]+[Aspas] (<text:span text:style-name="T26">que é essa </text:span>tecla em cima do [Tab]) alterna entre janelas do mesmo tipo.</text:p>
      <text:p text:style-name="P5"><text:span text:style-name="T26">E o atalho </text:span>[Alt]+[Shift]+[Aspas] <text:span text:style-name="T26">alterna reversamente entre janelas do mesmo tipo</text:span>.</text:p>
      <text:p text:style-name="P5">O atalho [Alt]+[F2] abre um campo de execução de comando.</text:p>
      <text:p text:style-name="P5">Podemos digitar algum comando, por exemplo, “<text:span text:style-name="T4">xed</text:span>”, <text:span text:style-name="T26">para abrir</text:span> o editor de textos <text:span text:style-name="T26">chamado </text:span><text:span text:style-name="T4">xed</text:span>. <text:span text:style-name="T26">Lembre-se de teclar enter para executar o comando.</text:span></text:p>
      <text:p text:style-name="P5">Para abrir o firefox podemos teclar [Alt]+[F2] e digitar “firefox”. Aqui está, uma nova janela do firefox.</text:p>
      <text:p text:style-name="P5">Também podemos digitar comandos com argumentos, <text:span text:style-name="T26">que são opções extras que passamos aos comandos</text:span>. Por exemplo, “firefox stackoverflow.com” abre o firefox na página do stackoverflow, <text:span text:style-name="T26">o fórum dos programadores</text:span>. Aqui está.</text:p>
      <text:p text:style-name="P5"><text:span text:style-name="T28">As vezes precisamos </text:span><text:span text:style-name="T26">copiar algum texto da internet. </text:span><text:span text:style-name="T28">Mas observe que quando queremos selecionar parte de um texto na forma de link, não conseguimos simplesmente clicando e arrastando o mouse. Para selecionar um texto na forma de link, devemos manter pressionadas as teclas </text:span><text:span text:style-name="T4">super+</text:span>Alt <text:span text:style-name="T28">enquanto arrastamos o mouse na parte que queremos selecionar. Pronto, agora podemos teclar ctrl+c para copiar o texto selecionado!</text:span></text:p>
      <text:p text:style-name="P25"><text:span text:style-name="T28">Um último atalho que não poderia deixar sem falar é </text:span>Super+d <text:span text:style-name="T28">para</text:span> alterna entre área de trabalho e <text:span text:style-name="T28">as </text:span>janelas abertas, <text:span text:style-name="T28">útil quando temos muitas janelas abertas e queremos focar na área de trabalho.</text:span></text:p>
      <text:p text:style-name="P26">Para fechar as janelas, esse acho que a maioria já sabe, só teclar alt+f4.</text:p>
      <text:p text:style-name="P44"><text:span text:style-name="T50">Esses são os principais atalhos de navegação entre janelas que conheço, e acredito que a maioria deles também </text:span><text:span text:style-name="T49">é</text:span><text:span text:style-name="T50"> compatíve</text:span><text:span text:style-name="T49">l</text:span><text:span text:style-name="T50"> com o Windows.</text:span></text:p>
      <text:h text:style-name="Heading_20_1" text:outline-level="1"><text:span text:style-name="T52">Exploração</text:span><text:span text:style-name="T30"> de arquivos</text:span></text:h>
      <text:p text:style-name="P5">Agora vamos aprender os principais atalhos do explorador de arquivos nemo.</text:p>
      <text:p text:style-name="P27">Primeiro, abra o nemo. Se você não especificar a pasta, o nemo é aberto na pasta de usuário, chamada home.</text:p>
      <text:p text:style-name="P5">Para criar uma pasta, tecle [Ctrl]+[Shift]+[N].</text:p>
      <text:p text:style-name="P28"><text:span text:style-name="T37">A</text:span><text:span text:style-name="T30">qui </text:span><text:span text:style-name="T39">vamos criar </text:span><text:span text:style-name="T30">duas pastas, p1 e p2. </text:span><text:span text:style-name="T39">Entre na pasta p2 teclando enter e crie </text:span><text:span text:style-name="T30">a pasta p3. </text:span><text:span text:style-name="T39">Entre na pasta </text:span><text:span text:style-name="T30">p3 </text:span><text:span text:style-name="T39">e crie </text:span><text:span text:style-name="T30">a pasta p4.</text:span></text:p>
      <text:p text:style-name="P5">Aqui é a barra de endereço, que mostra o caminho para a pasta atual. <text:s/></text:p>
      <text:p text:style-name="P5">O atalho [Alt]+[←] volta uma pasta no histórico de navegação. <text:span text:style-name="T30">Como anteriormente estávamos na </text:span><text:span text:style-name="T5">pasta p</text:span><text:span text:style-name="T30">3, esse atalho volta para esta pasta.</text:span></text:p>
      <text:p text:style-name="P5">O atalho [Alt]+[→] avança uma pasta no histórico de navegação. <text:span text:style-name="T30">No caso, a</text:span>vançamos para a pasta <text:span text:style-name="T30">p4, onde</text:span> estávamos anteriormente.</text:p>
      <text:p text:style-name="P6">Também podemos clicar numa pasta da barra de endereço para abri-la. <text:span text:style-name="T30">Aqui, eu cliquei na pasta p2.</text:span></text:p>
      <text:p text:style-name="P6">Também podemos teclar [Alt]+[↑] para abrir a pasta pai, <text:span text:style-name="T30">que aqui é a pasta home</text:span>. A diferença é que [Alt]+[↑] sempre volta para a pasta pai, <text:span text:style-name="T30">aquela que contém a pasta atual</text:span>, enquanto que [Alt]+[←] volta para a pasta anterior do histórico de navegação, que não necessariamente é a pasta pai. <text:span text:style-name="T30">Portanto, se eu apertar alt+←, voltaremos para a pasta p2.</text:span></text:p>
      <text:p text:style-name="P7">Para <text:span text:style-name="T32">acessar</text:span> o caminho de uma pasta <text:span text:style-name="T32">no modo edição</text:span>, podemos teclar o atalho [Ctrl]+[L].</text:p>
      <text:p text:style-name="P7">Aqui podemos copiar o caminho completo da pasta com o atalho [Ctrl]+[C] <text:span text:style-name="T31">ou ctrl+x</text:span>.</text:p>
      <text:p text:style-name="P29">Podemos usar o caminho <text:span text:style-name="T31">de uma </text:span>pasta para abri-la pelo terminal.</text:p>
      <text:p text:style-name="P29"><text:span text:style-name="T31">Abra o terminal. </text:span>Execute o comando “cd” seguido do caminho da pasta.</text:p>
      <text:p text:style-name="P7"><text:span text:style-name="T31">P</text:span>ara colar <text:span text:style-name="T42">no terminal o caminho da pasta copiado anteriormente</text:span>, o comando é [Ctrl]+[Shift]+[V] <text:span text:style-name="T31">ao invés de apenas ctrl+v</text:span>. <text:span text:style-name="T42">Tecle enter para executar o comando e entrar na pasta pelo terminal.</text:span></text:p>
      <text:p text:style-name="P7">Se executarmos o comando “<text:span text:style-name="T5">xed</text:span> <text:span text:style-name="T40">ficheiro</text:span>.txt”, será criado o arquivo “<text:span text:style-name="T40">ficheiro</text:span>.txt” <text:span text:style-name="T42">na pasta </text:span>atual.</text:p>
      <text:p text:style-name="P30">Vamos preencher o arquivo com algum texto e salvá-lo com o atalho ctrl+s.</text:p>
      <text:p text:style-name="P31"><text:span text:style-name="T43">Observe que a</text:span>o salvar o arquivo, ele já aparece no nemo.</text:p>
      <text:p text:style-name="P29"><text:span text:style-name="T31">Para </text:span><text:span text:style-name="T51">criar um </text:span><text:span text:style-name="T31">arquivo no editor xed, use o atalho ctrl+n. Preencha esse outro arquivo com algum texto. Tecle ctrl+s para salvar esse arquivo.</text:span></text:p>
      <text:p text:style-name="P30">Como acabamos de criá-lo sem nome, abrirá uma janela para darmos um nome ao arquivo.</text:p>
      <text:p text:style-name="P29"><text:span text:style-name="T31">Se dermos apenas o nome para o arquivo, ele será salvo na pasta atual, no caso, p2. Mas também podemos salvar o arquivo em outra pasta informando o caminho para ela, seguido do nome do arquivo. No caso, aqui, salvei o arquivo com o nome “outro </text:span><text:span text:style-name="T40">ficheiro</text:span><text:span text:style-name="T31">.txt”, dentro da pasta p3, dentro da pasta atual, que no caso é a pasta p2.</text:span></text:p>
      <text:p text:style-name="P30">Podemos fechar o xed com alt+f4.</text:p>
      <text:p text:style-name="P7">Para listar os arquivos de uma pasta pelo terminal, execute o comando “ls”. <text:span text:style-name="T31">Aqui, vemos que na pasta p2 constam o arquivo </text:span><text:span text:style-name="T40">ficheiro</text:span><text:span text:style-name="T31">.txt e a pasta p3. Pode fechar o terminal.</text:span></text:p>
      <text:p text:style-name="P7"><text:span text:style-name="T37">Outro modo mais </text:span>prático de <text:span text:style-name="T37">abrir uma pasta no terminal a partir do nemo </text:span>é dar um clique direito num espaço vazio, para abrir <text:span text:style-name="T43">abrir o menu de contexto</text:span>, <text:span text:style-name="T37">e selecionar “</text:span>abrir no terminal”. <text:span text:style-name="T44">Aqui, eu abri a pasta p2 pelo terminal, e listei os arquivos dela para demonstrar.</text:span></text:p>
      <text:p text:style-name="P40"><text:span text:style-name="T44">De volta ao nemo, d</text:span><text:span text:style-name="T43">epois que você tecla ctrl+l, a barra de endereço fica no modo edição. </text:span><text:span text:style-name="T32">Para voltar </text:span><text:span text:style-name="T43">ao modo de exibição</text:span><text:span text:style-name="T32">, </text:span><text:span text:style-name="T44">basta</text:span><text:span text:style-name="T32"> teclar ctrl+l </text:span><text:span text:style-name="T44">novamente.</text:span></text:p>
      <text:p text:style-name="P37"><text:span text:style-name="T34">Ao clicar com o botão direito em um arquivo,</text:span><text:span text:style-name="T7"> </text:span><text:span text:style-name="T38">é aberto</text:span><text:span text:style-name="T36"> o menu de contexto, com vári</text:span><text:span text:style-name="T7">as </text:span><text:span text:style-name="T36">ações que podemos realizar no arquivo selecionado</text:span><text:span text:style-name="T7">. </text:span><text:span text:style-name="T36">Para cada ação, há um atalho de teclado correspondente. </text:span><text:span text:style-name="T43">Veremos os mais comuns.</text:span></text:p>
      <text:p text:style-name="P37"><text:span text:style-name="T36">Por exemplo, a</text:span>o teclar [Alt]+[Enter] num arquivo selecionado, será aberta sua janela de propriedades.</text:p>
      <text:p text:style-name="P32">O mesmo vale para uma pasta.</text:p>
      <text:p text:style-name="P33"><text:span text:style-name="T45">Selecione o arquivo ficheiro.txt. </text:span><text:span text:style-name="T32">Tecle ctrl+c para </text:span><text:span text:style-name="T43">copiar o </text:span><text:span text:style-name="T32">arquivo. Podemos fazer várias cópias do arquivo teclando ctrl+v seguidamente.</text:span></text:p>
      <text:p text:style-name="P42">Para navegar entre os arquivos, você pode usar as teclas direcionais.</text:p>
      <text:p text:style-name="P42">Para selecionar o primeiro arquivo, tecle home, e para selecionar o último, tecle end.</text:p>
      <text:p text:style-name="P33">Se clicarmos em dois arquivos com a tecla [Shift] pressionada, todos os arquivos entre eles serão selecionados.</text:p>
      <text:p text:style-name="Text_20_body">Mas se estivermos com a tecla [Ctrl] pressionada, apenas os arquivos que clicarmos serão selecionados.</text:p>
      <text:p text:style-name="P41">Você também pode combinar as teclas ctrl e shift com as setas direcionais, home e end para selecionar os arquivos pelo teclado, sem usar o mouse.</text:p>
      <text:p text:style-name="P34">Para selecionar todos os arquivos, tecle ctrl+a.</text:p>
      <text:p text:style-name="P34">Para renomear um arquivo, tecle f2. <text:span text:style-name="T44">Vamos renomear outro arquivo.</text:span></text:p>
      <text:p text:style-name="P34">Para excluir um arquivo, tecle delete.</text:p>
      <text:p text:style-name="Text_20_body"><text:span text:style-name="T33">A tecla delete manda o arquivo para a lixeira. Se você quiser excluir </text:span><text:span text:style-name="T6">permanentemente </text:span><text:span text:style-name="T33">um arquivo, tecle </text:span><text:span text:style-name="T5">shift+delete. </text:span><text:span text:style-name="T33">Com as setas direcionais você pode escolher o botão de confirmação, e teclar enter ou espaço.</text:span></text:p>
      <text:p text:style-name="Text_20_body"><text:span text:style-name="T33">Para criar um atalho para o arquivo, tecle </text:span>Ctrl+M. <text:span text:style-name="T33">No Linux, esse tipo de atalho é chamado de link simbólico.</text:span></text:p>
      <text:p text:style-name="P35"><text:span text:style-name="T33">Para mover um arquivo de lugar, tecle ctrl+x. </text:span><text:span text:style-name="T34">Vá para a pasta onde quer mover o arquivo e tecle ctrl+v. No meu caso, </text:span><text:span text:style-name="T44">vou mover </text:span><text:span text:style-name="T34">esse arquivo da pasta p2 para a pasta p1.</text:span></text:p>
      <text:p text:style-name="P7">O atalho [Ctrl]+[T] abre uma nova aba do nemo. Útil quando queremos várias pastas abertas mas agrupadas em uma só janela. <text:span text:style-name="T34">Aqui, eu abri 3 pastas, cada uma numa aba diferente da mesma janela.</text:span></text:p>
      <text:p text:style-name="P1">Podemos navegar entre as abas abertas com Alt+Número <text:span text:style-name="T44">correspondente àquela aba</text:span>.</text:p>
      <text:p text:style-name="P8">Para fechar a aba atual, tecle [Ctrl]+[W].</text:p>
      <text:p text:style-name="P9">Já sabemos que ao teclar [Enter] numa pasta selecionada, ela é aberta. Mas se quisermos abri-la em uma nova aba, podemos teclar [<text:span text:style-name="T35">shift</text:span>]+[Enter].</text:p>
      <text:p text:style-name="P43">Por exemplo, vamos acessar a pasta p2, e daqui, abrir a pasta p3 em outra aba.</text:p>
      <text:p text:style-name="P8">Ao teclar o atalho [Ctrl]+[L], <text:span text:style-name="T35">também podemos</text:span><text:span text:style-name="T7"> </text:span>informar o caminho de outra pasta que quisermos abrir.</text:p>
      <text:p text:style-name="P8">Por exemplo, aqui digitamos um til “~”, que em Linux significa a pasta “home”, <text:span text:style-name="T7">ou a pasta do usuário.</text:span></text:p>
      <text:p text:style-name="P8"><text:span text:style-name="T35">Ao teclar enter, entramos na </text:span>pasta “home”.</text:p>
      <text:p text:style-name="P9"><text:span text:style-name="T8">Ao teclar Ctrl+F, o nemo procurará recursivamente </text:span>por qualquer pasta ou arquivo cujo nome contenha a palavra que digitamos.</text:p>
      <text:p text:style-name="P9">Podemos teclar <text:span text:style-name="T9">Ctrl+f novamente</text:span> para sair da busca e voltar à pasta que estávamos.</text:p>
      <text:p text:style-name="P36"><text:span text:style-name="T35">Também podemos digitar uma palavra sem apertar ctrl+f, aí </text:span>o nemo procurará <text:span text:style-name="T35">apenas na pasta atual </text:span><text:span text:style-name="T8">por arquivos ou pastas que comecem com o que </text:span><text:span text:style-name="T35">foi digitado</text:span><text:span text:style-name="T8">. </text:span><text:span text:style-name="T35">Por exemplo, aqui digitei do, e o nemo </text:span><text:span text:style-name="T40">lista </text:span><text:span text:style-name="T35">a</text:span><text:span text:style-name="T40">s</text:span><text:span text:style-name="T35"> pasta</text:span><text:span text:style-name="T40">s</text:span><text:span text:style-name="T35"> downloads </text:span><text:span text:style-name="T40">e document</text:span><text:span text:style-name="T41">o</text:span><text:span text:style-name="T40">s</text:span><text:span text:style-name="T35">.</text:span></text:p>
      <text:p text:style-name="P9">Para fixarmos uma pasta <text:span text:style-name="T35">no painel </text:span>lateral do nemo, basta arrastá-la para essa região. <text:span text:style-name="T35">Mas cuidado, a pasta tem que ser posicionada exatamente entre duas pasta do painel lateral, senão, ao invés de ser fixada, ela será movida para dentro de outra pasta. Mas qualquer alteração indesejada que você fizer no nemo não tem problema, basta teclar ctrl+z para desfazer a última alteração.</text:span></text:p>
      <text:p text:style-name="P38">Aqui, fixamos a pasta p1 e a pasta p2 no painel lateral.</text:p>
      <text:p text:style-name="P9"><text:span text:style-name="T35">Se você quiser alternar entre o painel lateral e o painel principal, tecle </text:span>F6.</text:p>
      <text:h text:style-name="P97" text:outline-level="1"><text:span text:style-name="T54">Desinstalação d</text:span><text:span text:style-name="T53">o Linux</text:span></text:h>
      <text:p text:style-name="P50">Nesse tutorial excluiremos o Linux e voltaremos o Windows ao espaço <text:span text:style-name="T67">original</text:span>. <text:span text:style-name="T64">Se o teu hd estiver no modo GPT, facilmente você consegue excluir o Linux. </text:span><text:span text:style-name="T65">Mas se teu hd estiver no modo MBR, você precisará de uma mídia (pendrive ou disco) de instalação do Windows.</text:span></text:p>
      <text:p text:style-name="P45"><text:span text:style-name="T56">Aqui no meu Linux de exemplo, eu cliquei no menu iniciar, digitei discos e acessei esse programa aqui. Observe que essa é a partição do Windows, que no meu </text:span><text:span text:style-name="T57">computador </text:span><text:span text:style-name="T56">ocupa </text:span><text:span text:style-name="T57">36</text:span><text:span text:style-name="T56">GB de espaço, e essas outras são as partições do Linux, que somadas ocupam cerca de </text:span><text:span text:style-name="T57">32</text:span><text:span text:style-name="T56">GB de espaço. No teu computador os espaços ocupados podem ser diferentes do </text:span><text:span text:style-name="T57">meu</text:span><text:span text:style-name="T56">. Quando instalamos o Linux ao lado do Windows, colocamos a partição do Linux depois do Windows, então tudo daqui para frente é do Linux, e a gente vai simplesmente excluir.</text:span></text:p>
      <text:p text:style-name="P46">Para excluir o Linux, primeiramente excluímos o grub e depois excluímos as partições do Linux (swap e raiz). Para excluir o grub, o processo no GPT é diferente do MBR.</text:p>
      <text:h text:style-name="P102" text:outline-level="2">HD no modo GPT</text:h>
      <text:p text:style-name="P46">Se teu hd estiver no modo GPT, para excluir o grub do Linux, primeiramente acesse o Windows. Depois acesse o PowerShell como administrador e execute os seguintes comandos:</text:p>
      <text:p text:style-name="P70">mountvol S: /S</text:p>
      <text:p text:style-name="P70">S:</text:p>
      <text:p text:style-name="P70">cd .\EFI\</text:p>
      <text:p text:style-name="P70">dir</text:p>
      <text:p text:style-name="P47">Remove-Item -Recurse .\ubuntu</text:p>
      <text:p text:style-name="P46">Pronto, <text:span text:style-name="T66">g</text:span>rub excluído com sucesso! <text:span text:style-name="T66">Agora vamos excluir as partições do Linux.</text:span></text:p>
      <text:h text:style-name="P102" text:outline-level="2">HD no modo MBR</text:h>
      <text:p text:style-name="P49">Se teu hd estiver no modo MBR, para excluir o grub do Linux, <text:span text:style-name="T66">inicie </text:span><text:span text:style-name="T68">teu</text:span><text:span text:style-name="T66"> computador a partir de uma mídia de recuperação ou instalação do Windows.</text:span> Se você não tiver uma mídia de recuperação ou instalação do Windows, poderá baixar ISO<text:span text:style-name="T66">s</text:span> oficiais para Windows 10, Windows 8 ou Windows 7 <text:span text:style-name="T66">na </text:span><text:a xlink:type="simple" xlink:href="https://www.microsoft.com/en-ca/software-download/" text:style-name="Internet_20_link" text:visited-style-name="Visited_20_Internet_20_Link"><text:span text:style-name="T66">Central </text:span>de Download da Microsoft</text:a> e gravá-los em um DVD ou <text:span text:style-name="T66">pendrive</text:span>. <text:span text:style-name="T66">Ao iniciar </text:span><text:span text:style-name="T68">o sistema de</text:span><text:span text:style-name="T66"> instalação/</text:span><text:span text:style-name="T68">recuperação</text:span><text:span text:style-name="T66"> do Windows, siga os seguintes passos: selecione teu idioma → avançar → recuperar o computador → solução de problemas (restaurar o PC ou ver opções avançadas) → prompt de comando → execute o comando “bootsect /nt60 ALL /force /mbr” → reinicie o computador → </text:span><text:span text:style-name="T68">remova a mídia de instalação/recuperação do Windows </text:span><text:span text:style-name="T66">→ </text:span>e inicialize no <text:span text:style-name="T68">sistema operacional do </text:span>Windows.</text:p>
      <text:p text:style-name="P48">Pronto, <text:span text:style-name="T66">g</text:span>rub excluído com sucesso! <text:span text:style-name="T66">Agora vamos excluir as partições do Linux.</text:span></text:p>
      <text:h text:style-name="P103" text:outline-level="2">Excluindo as partições do Linux</text:h>
      <text:p text:style-name="P52"><text:span text:style-name="T66">Ao instalar o Linux, pelo menos duas partições são criadas, a swap, e a raiz. Para excluí-las pelo Windows, c</text:span><text:span text:style-name="T56">lique no menu iniciar, digite “forma” e acesse esse programa aqui. Lembra das partições do Windows e Linux que vimos no programa anterior? Então, elas também são exibidas aqui nesse programa. Agora é só clicar com o botão direito nas partições do Linux e clicar em “excluir </text:span><text:span text:style-name="T58">volume</text:span><text:span text:style-name="T56">”. </text:span><text:span text:style-name="T59">Mas ATENÇÃO, tome muito cuidado para não excluir a partição do Windows, senão você vai perder teu Windows!</text:span><text:span text:style-name="T56"> Se </text:span><text:span text:style-name="T60">ao excluir essa </text:span><text:span text:style-name="T56">partição, estiver escrito “espaço </text:span><text:span text:style-name="T60">livre</text:span><text:span text:style-name="T56">”, clique nela novamente com o botão direito e clique em “excluir </text:span><text:span text:style-name="T61">partição</text:span><text:span text:style-name="T56">” mais uma vez. Agora, vamos alocar esse espaço para o Windows.</text:span></text:p>
      <text:p text:style-name="P53">Clique com o botão direito na partição do Windows, clique em “estender volume”, “avançar”, confira se todo o espaço disponível está selecionado, clique em “avançar” e em “concluir”. Pode fechar esse programa.</text:p>
      <text:p text:style-name="P51"><text:span text:style-name="T62">Pronto, agora você </text:span><text:span text:style-name="T63">terminou de </text:span><text:span text:style-name="T62">excluir o Linux e voltou seu Windows ao espaço original! Observe que se você abrir o explorador de arquivos, já aparece todo o espaço alocado para o Windows.</text:span></text:p>
      <text:h text:style-name="P98" text:outline-level="1">Programas</text:h>
      <text:h text:style-name="P104" text:outline-level="2">Apt</text:h>
      <text:p text:style-name="P71"><text:span text:style-name="T75">Uma forma prática de instalar programas no Linux é através d</text:span>o gerenciador de pacotes “apt”.</text:p>
      <text:p text:style-name="P72"><text:span text:style-name="T75">Lembrando, não podemos usar o apt enquanto uma atualização ou instalação estiver </text:span>em andamento. <text:span text:style-name="T76">Se for </text:span><text:span text:style-name="T77">o</text:span><text:span text:style-name="T75"> caso,</text:span> aguard<text:span text:style-name="T75">e</text:span> o término da atualização <text:span text:style-name="T75">ou instalação prévia.</text:span></text:p>
      <text:p text:style-name="P71"><text:span text:style-name="T75">Abra o terminal e e</text:span>xecute o comando <text:span text:style-name="Source_20_Text">curl https://dl.google.com/linux/direct/google-chrome-stable_current_amd64.deb --output google-chrome.deb &amp;&amp; sudo dpkg -i ./google-chrome.deb ; sudo apt -y install -f &amp;&amp; rm google-chrome.deb &amp;&amp; sudo apt -y install aspell-en aspell-pt-br audacity build-essential calibre clementine ddd ffmpeg gdb gimp git kazam obs-studio okular openjdk-21-doc openjdk-21-source playonlinux python3-full python3-dev python3-pip python3-doc qbittorrent recoll samba smplayer virtualbox vlc xclip</text:span>. Esse comando exige usuário administrador, informe tua senha. Aceite a instalação digitando “y”. Agora é só esperar o término da instalação. Instalação concluída com sucesso!</text:p>
      <text:p text:style-name="P71">O que é cada pacote?</text:p>
      <text:list xml:id="list2782820639" text:style-name="List_20_1">
        <text:list-item>
          <text:p text:style-name="P128">aspell-en: corretor ortográfico para inglês usado em vários programas, principalmente de linhas de comando.</text:p>
        </text:list-item>
        <text:list-item>
          <text:p text:style-name="P127">aspell-pt-br: corretor ortográfico para português usado em vários programas, principalmente de linhas de comando.</text:p>
        </text:list-item>
        <text:list-item>
          <text:p text:style-name="P126">audacity: editor de áudio.</text:p>
        </text:list-item>
        <text:list-item>
          <text:p text:style-name="P126">build-essential: lista de pacotes para compilar programas na linguagem C.</text:p>
        </text:list-item>
        <text:list-item>
          <text:p text:style-name="P126">calibre: Gerenciador de e-books.</text:p>
        </text:list-item>
        <text:list-item>
          <text:p text:style-name="P126">clementine: player de música avançado.</text:p>
        </text:list-item>
        <text:list-item>
          <text:p text:style-name="P126">ddd: interface gráfica para o gdb.</text:p>
        </text:list-item>
        <text:list-item>
          <text:p text:style-name="P126">ffmpeg: editor de vídeo/áudio por linha de comando.</text:p>
        </text:list-item>
        <text:list-item>
          <text:p text:style-name="P128">gdb: Depurador de código C/C++.</text:p>
        </text:list-item>
        <text:list-item>
          <text:p text:style-name="P126">gimp: editor de imagens.</text:p>
        </text:list-item>
        <text:list-item>
          <text:p text:style-name="P126">git: sistema de controle de versões.</text:p>
        </text:list-item>
        <text:list-item>
          <text:p text:style-name="P126">kazam: gravador de tela simples.</text:p>
        </text:list-item>
        <text:list-item>
          <text:p text:style-name="P126">obs-studio: gravador e streamer de vídeo.</text:p>
        </text:list-item>
        <text:list-item>
          <text:p text:style-name="P126">okular: leitor avançado de pdf.</text:p>
        </text:list-item>
        <text:list-item>
          <text:p text:style-name="P126">openjdk-<text:span text:style-name="T98">21</text:span>-doc: documentação da última versão LTS do java até o momento.</text:p>
        </text:list-item>
        <text:list-item>
          <text:p text:style-name="P126">openjdk-<text:span text:style-name="T98">21</text:span>-source: última versão LTS do JDK até o momento.</text:p>
        </text:list-item>
        <text:list-item>
          <text:p text:style-name="P126">playonlinux: interface gráfica para o wine, instalador de softwares do Windows.</text:p>
        </text:list-item>
        <text:list-item>
          <text:p text:style-name="P126">python3-full python3-dev python3-pip python3-doc: suporte completo ao python, como pip e venv.</text:p>
        </text:list-item>
        <text:list-item>
          <text:p text:style-name="P126">qbittorrent: baixador de torrents.</text:p>
        </text:list-item>
        <text:list-item>
          <text:p text:style-name="P126">recoll: indexador e buscador de textos em arquivos, como o grep.</text:p>
        </text:list-item>
        <text:list-item>
          <text:p text:style-name="P126">samba: cliente do protocolo smb de compartilhamento de arquivos com sistemas Windows.</text:p>
        </text:list-item>
        <text:list-item>
          <text:p text:style-name="P126">smplayer: player de vídeo avançado.</text:p>
        </text:list-item>
        <text:list-item>
          <text:p text:style-name="P126">virtualbox: gerenciador de máquinas virtuais.</text:p>
        </text:list-item>
        <text:list-item>
          <text:p text:style-name="P126">vlc: outro player de vídeo avançado.</text:p>
        </text:list-item>
        <text:list-item>
          <text:p text:style-name="P126">xclip: controla por linha de comando a área de transferência (clipboard)</text:p>
        </text:list-item>
      </text:list>
      <text:h text:style-name="P104" text:outline-level="2">Manual</text:h>
      <text:p text:style-name="P55">Nem todos os programas estão presentes no apt. Alguns deles você tem que baixar e instalar manualmente. Dentre os que utilizo, se encontram: google-chrome, mega, code, jdownloader2.</text:p>
      <text:p text:style-name="P56"><text:span text:style-name="T78">Programas que instalo via playonlinux: notepad++, </text:span><text:span text:style-name="T79">epson iProjection, </text:span><text:span text:style-name="T78">office 2010.</text:span></text:p>
      <text:h text:style-name="Heading_20_2" text:outline-level="2">Programas que não utilizo mas que podem ser úteis</text:h>
      <text:p text:style-name="P69">Disponíveis com apt:</text:p>
      <text:list text:continue-numbering="true" text:style-name="List_20_1">
        <text:list-item>
          <text:p text:style-name="P117"><text:span text:style-name="T110">B</text:span>irdtray: fornece ícone de notificação para o gerenciador de email Thunderbird.</text:p>
        </text:list-item>
        <text:list-item>
          <text:p text:style-name="P117">Gnome Tweaks: Ferramenta de personalização para ajustar as configurações do ambiente gráfico GNOME.</text:p>
        </text:list-item>
        <text:list-item>
          <text:p text:style-name="P118">Handbrake: Conversor de vídeo de código aberto com suporte para diversos formatos.</text:p>
        </text:list-item>
        <text:list-item>
          <text:p text:style-name="P118">Handbrake-CLI: Versão da linha de comando do Handbrake, para conversão de vídeo em modo texto.</text:p>
        </text:list-item>
        <text:list-item>
          <text:p text:style-name="P118">MP3Gain: Aplicativo para normalização do volume de arquivos de áudio MP3.</text:p>
        </text:list-item>
        <text:list-item>
          <text:p text:style-name="P118">OpenSSH-Server: Servidor SSH de código aberto que permite acesso remoto seguro a máquinas Linux.</text:p>
        </text:list-item>
        <text:list-item>
          <text:p text:style-name="P119">Pandoc: conversão entre documentos, como MarkDown, HTML, docx, odt, etc.</text:p>
        </text:list-item>
        <text:list-item>
          <text:p text:style-name="P118">Picard: Aplicativo para organização e marcação de arquivos de música usando acústica digital.</text:p>
        </text:list-item>
        <text:list-item>
          <text:p text:style-name="P118">Postman: Plataforma de colaboração de API para desenvolvedores, facilitando testes e desenvolvimento.</text:p>
        </text:list-item>
        <text:list-item>
          <text:p text:style-name="P118">SoX (Sound eXchange): Ferramenta de processamento de áudio de linha de comando com ampla funcionalidade.</text:p>
        </text:list-item>
        <text:list-item>
          <text:p text:style-name="P118">SQLiteBrowser: Aplicativo para visualização e edição de bancos de dados SQLite.</text:p>
        </text:list-item>
        <text:list-item>
          <text:p text:style-name="P118">SQuirreL SQL: Cliente SQL de plataforma cruzada para interagir com bancos de dados usando JDBC.</text:p>
        </text:list-item>
      </text:list>
      <text:p text:style-name="P57">Não disponíveis com apt:</text:p>
      <text:list text:continue-numbering="true" text:style-name="List_20_1">
        <text:list-item>
          <text:p text:style-name="P116">Udeler: Baixa vídeos da Udemy, disponível em <text:a xlink:type="simple" xlink:href="https://github.com/FaisalUmair/udemy-downloader-gui" text:style-name="Internet_20_link" text:visited-style-name="Visited_20_Internet_20_Link">https://github.com/FaisalUmair/udemy-downloader-gui</text:a>.</text:p>
        </text:list-item>
        <text:list-item>
          <text:p text:style-name="P116">Dupeguru: Encontra arquivos duplicados, similares, repetidos, diff avançado.</text:p>
        </text:list-item>
        <text:list-item>
          <text:p text:style-name="P120">Rclone: Ferramenta de linha de comando que permite sincronizar, transferir e gerenciar arquivos em diversos serviços de armazenamento em nuvem.</text:p>
        </text:list-item>
        <text:list-item>
          <text:p text:style-name="P116">Ventoy: Cria um dispositivo USB inicializável com múltiplas ISOs de sistemas operacionais, disponível para Linux e Windows.</text:p>
        </text:list-item>
        <text:list-item>
          <text:p text:style-name="P116">Zotero: Gerenciador de referências e bibliografia com plugin para libreoffice e word.</text:p>
        </text:list-item>
        <text:list-item>
          <text:p text:style-name="P116">Dash to Panel by jderose9: Extensão disponível em Gnome Extensions, para o Ubuntu, que traz uma barra de tarefas como deve ser.</text:p>
        </text:list-item>
      </text:list>
      <text:h text:style-name="P99" text:outline-level="1">Extras</text:h>
      <text:h text:style-name="P105" text:outline-level="2">Configuraç<text:span text:style-name="T55">ões extras</text:span></text:h>
      <text:list text:style-name="L3">
        <text:list-item>
          <text:p text:style-name="P142">Adicionar configurações de impressora wireless. Se solicitar senha, informe teu nome e senha de usuário. Se não tiver permissão, execute `sudo usermod -a -G lpadmin your-username` conforme [esse link](<text:a xlink:type="simple" xlink:href="https://unix.stackexchange.com/a/513983/366802" text:style-name="Internet_20_link" text:visited-style-name="Visited_20_Internet_20_Link">https://unix.stackexchange.com/a/513983/366802</text:a>).</text:p>
        </text:list-item>
        <text:list-item>
          <text:p text:style-name="P142"><text:span text:style-name="T105">Instale o </text:span>epson iProjection.</text:p>
        </text:list-item>
        <text:list-item>
          <text:p text:style-name="P144">No git, adicionar as seguintes configurações:</text:p>
          <text:list>
            <text:list-header>
              <text:p text:style-name="P125"><text:span text:style-name="Source_20_Text">git config --global core.pager "less -R -F -X" # qual programa o git utiliza para exibir o diff https://stackoverflow.com/a/73417842/4072641</text:span></text:p>
              <text:p text:style-name="P125"><text:span text:style-name="Source_20_Text">git config --</text:span><text:span text:style-name="Source_20_Text"><text:span text:style-name="T112">global </text:span></text:span><text:span text:style-name="Source_20_Text">pull.rebase </text:span><text:span text:style-name="Source_20_Text"><text:span text:style-name="T112">true</text:span></text:span><text:span text:style-name="Source_20_Text"> # como lidar com merges </text:span><text:a xlink:type="simple" xlink:href="https://stackoverflow.com/a/16666418/4072641" text:style-name="Internet_20_link" text:visited-style-name="Visited_20_Internet_20_Link"><text:span text:style-name="Source_20_Text">https://stackoverflow.com/a/16666418/4072641</text:span></text:a></text:p>
              <text:p text:style-name="P125"><text:span text:style-name="Source_20_Text">git config --global core.filemode false </text:span><text:span text:style-name="Source_20_Text"><text:span text:style-name="T113"># ignora flags de permissões</text:span></text:span></text:p>
              <text:p text:style-name="P125"><text:span text:style-name="Source_20_Text">git config --global core.eol lf # use LF em vez de CRLF nos repositórios GIT https://stackoverflow.com/q/1889559/4072641</text:span></text:p>
              <text:p text:style-name="P125"><text:span text:style-name="Source_20_Text">git config --global core.autocrlf input # use LF em vez de CRLF nos repositórios GIT</text:span></text:p>
              <text:p text:style-name="P124"><text:span text:style-name="Source_20_Text">git config --global user.name "$(read -p 'Enter Git user name: ' username; echo "$username")" # define o usuário</text:span></text:p>
              <text:p text:style-name="P124"><text:span text:style-name="Source_20_Text">git config --global user.</text:span><text:span text:style-name="Source_20_Text"><text:span text:style-name="T112">email </text:span></text:span><text:span text:style-name="Source_20_Text">"$(read -p 'Enter Git user </text:span><text:span text:style-name="Source_20_Text"><text:span text:style-name="T112">email</text:span></text:span><text:span text:style-name="Source_20_Text">: ' user</text:span><text:span text:style-name="Source_20_Text"><text:span text:style-name="T112">email</text:span></text:span><text:span text:style-name="Source_20_Text">; echo "$user</text:span><text:span text:style-name="Source_20_Text"><text:span text:style-name="T112">email</text:span></text:span><text:span text:style-name="Source_20_Text">")" # define o e-mail do usuário</text:span></text:p>
            </text:list-header>
          </text:list>
        </text:list-item>
        <text:list-item>
          <text:p text:style-name="P142">No Mega, excluir as seguintes pastas da sincronização: `node_modules`, `__pycache__`.</text:p>
        </text:list-item>
        <text:list-item>
          <text:p text:style-name="P142">No Recoll, configurações de índice:</text:p>
          <text:list>
            <text:list-item>
              <text:p text:style-name="P142">Global parameters:</text:p>
              <text:list>
                <text:list-item>
                  <text:p text:style-name="P142">Top directories: ~/Mega</text:p>
                </text:list-item>
                <text:list-item>
                  <text:p text:style-name="P142">Stemming languages: english, portuguese</text:p>
                </text:list-item>
                <text:list-item>
                  <text:p text:style-name="P142">Aspell language: pt_BR</text:p>
                </text:list-item>
              </text:list>
            </text:list-item>
            <text:list-item>
              <text:p text:style-name="P142">Local parameters:</text:p>
              <text:list>
                <text:list-item>
                  <text:p text:style-name="P143">Skipped names: `.*`, `node_modules`, `__pycache__`</text:p>
                </text:list-item>
              </text:list>
            </text:list-item>
          </text:list>
        </text:list-item>
        <text:list-item>
          <text:p text:style-name="P143"><text:span text:style-name="T103">N</text:span>o arquivo <text:span text:style-name="Source_20_Text">/etc/updatedb.conf</text:span>, atualize a propriedade <text:span text:style-name="Source_20_Text">PRUNEPATHS</text:span> para <text:span text:style-name="Source_20_Text">"/bin /boot /dev /etc /home/. /home/.ecryptfs /home/siqueira/. /home/siqueira/Mega/.debris /lib /lib32 /lib64 /libx32 /media /mnt /opt /proc /root /run /sbin /srv /sys /tmp /usr /var /var/lib/ceph /var/lib/os-prober /var/lib/schroot /var/spool"</text:span>, e a propriedade <text:span text:style-name="Source_20_Text">PRUNENAMES</text:span> para <text:span text:style-name="Source_20_Text">".git .bzr .hg .svn node_modules \_\_pycache\_\_"</text:span>.</text:p>
        </text:list-item>
        <text:list-item>
          <text:p text:style-name="P145">Menu iniciar → Keyboard → Shortcuts → System → Shutdown → Keyboard bindings → Ctrl+Alt+Delete.</text:p>
        </text:list-item>
      </text:list>
      <text:h text:style-name="P106" text:outline-level="2">Configurando o birdtray e o thunderbird</text:h>
      <text:p text:style-name="P83">Nas configurações do birdtray, na aba Ocultar, marque “Executar o thunderbird ao iniciar o birdtray”, “Finalizar o thunderbird ao sair do birdtray”, “Ocultar/exibir janela…” e “Ocultar janela…”.</text:p>
      <text:p text:style-name="P84">Acesse o menu <text:span text:style-name="T104">Editar → </text:span>Configurações de contas → Teu e-mail. Servidor: Ao excluir uma mensagem, mover para a pasta Lixeira. Configurações de spam: desmarcar "Ativar controles adaptativos de lixo eletrônico nesta conta". Sincronização e armazenamento: Sincronizar as mais recentes. Pastas locais/Configurações de spam: desmarcar "Ativar controles adaptativos de lixo eletrônico nesta conta".</text:p>
      <text:p text:style-name="P85">Acesse o menu Editar → Configurações → Geral. Desmarque “Marcar automaticamente mensagens como lidas”.</text:p>
      <text:p text:style-name="P86">Acesse o menu Exibir → Pastas. Desmarque “Todas as pastas” e marque “Pastas unificadas”. Acesse o menu Exibir → Layout → Largo. Acesse o menu Exibir → Ordenar por. Marque “Lida” e “Ordem decrescente”.</text:p>
      <text:h text:style-name="P107" text:outline-level="2">Habilitando <text:span text:style-name="T55">microfone no ACER E5-573G-74Q5</text:span></text:h>
      <text:p text:style-name="Text_20_body"><text:a xlink:type="simple" xlink:href="https://askubuntu.com/a/1307107/586845" text:style-name="Internet_20_link" text:visited-style-name="Visited_20_Internet_20_Link">https://askubuntu.com/a/1307107/586845</text:a></text:p>
      <text:p text:style-name="Text_20_body"><text:span text:style-name="T97">Abra </text:span><text:span text:style-name="Source_20_Text">/etc/modprobe.d/alsa-base.conf</text:span> <text:span text:style-name="T97">e adicione a linha </text:span><text:span text:style-name="Source_20_Text">options snd-hda-intel model=alc255-acer,dell-headset-multi</text:span>.</text:p>
      <text:h text:style-name="Heading_20_2" text:outline-level="2"><text:span text:style-name="T111">Habilitando </text:span>bluetooth ACER E5-573G-74Q5</text:h>
      <text:p text:style-name="Text_20_body"><text:span text:style-name="T111">A</text:span>bra <text:span text:style-name="Source_20_Text">/etc/modprobe.d/blacklist.conf</text:span> <text:span text:style-name="T111">e </text:span>adicion<text:span text:style-name="T111">e a linha </text:span><text:span text:style-name="Source_20_Text">blacklist acer_wmi</text:span>.</text:p>
      <text:h text:style-name="P108" text:outline-level="2">Apps que mais utilizo</text:h>
      <text:p text:style-name="P58">Gosto de deixá-los no menu iniciar ou na área de trabalho para rápido acesso:</text:p>
      <text:p text:style-name="P88">taskmgr display recoll</text:p>
      <text:p text:style-name="P88">notepad++ okular ebook-viewer</text:p>
      <text:p text:style-name="P87"><text:span text:style-name="T106">calculator </text:span>ferramenta-captura gimp/paint</text:p>
      <text:p text:style-name="P87">smplayer clementine jdownloader2</text:p>
      <text:p text:style-name="P88">writer/word calc/excel impress/powerpoint</text:p>
      <text:p text:style-name="P89"><text:span text:style-name="T107">terminal </text:span>firefox <text:span text:style-name="T107">obs</text:span></text:p>
      <text:p text:style-name="P89">iprojection resolve trash</text:p>
      <text:p text:style-name="P89">finder runner</text:p>
      <text:h text:style-name="P108" text:outline-level="2">Motores de busca de navegador web</text:h>
      <text:p text:style-name="P59"><text:span text:style-name="T80">Cada frase contém o motor de busca e o atalho para ele: </text:span>duckduckgo ddg. google g. mercadolivre ml. wikipedia w. sinonimos s. priberam d. youtube y. google maps m. google tradutor t. aliexpress ae. amazon a. unicode-table.com u.</text:p>
      <text:h text:style-name="P109" text:outline-level="2">Gravador de tela padrão do <text:span text:style-name="T83">G</text:span>nome</text:h>
      <text:p text:style-name="Text_20_body"><text:a xlink:type="simple" xlink:href="https://itsfoss.com/gnome-screen-recorder/" text:style-name="Internet_20_link" text:visited-style-name="Visited_20_Internet_20_Link">https://itsfoss.com/gnome-screen-recorder/</text:a></text:p>
      <text:p text:style-name="Text_20_body">Para gravar sua tela, pressione Ctrl + Alt + Shift + R. Um ponto vermelho na área da bandeja do sistema indicará que a gravação está em andamento. Por padrão, o tempo máximo de gravação é de 30 segundos. <text:span text:style-name="T82">Execute </text:span><text:span text:style-name="Source_20_Text">gsettings set org.gnome.settings-daemon.plugins.media-keys max-screencast-length x</text:span> para alterar o tempo de gravação para <text:span text:style-name="Source_20_Text"><text:span text:style-name="T82">x</text:span></text:span> segundos. Para gravar sem limite de tempo, defina o valor como <text:span text:style-name="Source_20_Text">0</text:span>. Verifique o tempo total de gravação <text:span text:style-name="T82">executando </text:span><text:span text:style-name="Source_20_Text">gsettings get org.gnome.settings-daemon.plugins.media-keys max-screencast-length</text:span>.</text:p>
      <text:h text:style-name="P112" text:outline-level="2">Captura de tela do Gnome</text:h>
      <text:p text:style-name="P62"><text:a xlink:type="simple" xlink:href="https://snippingtools.com/gnome-screenshot/" text:style-name="Internet_20_link" text:visited-style-name="Visited_20_Internet_20_Link">https://snippingtools.com/gnome-screenshot/</text:a></text:p>
      <text:p text:style-name="P62">PrintScreen: Captura toda a tela.</text:p>
      <text:p text:style-name="P62">Alt + PrintScreen: Captura a janela ativa.</text:p>
      <text:p text:style-name="P62">Shift + PrintScreen: Captura uma área selecionada.</text:p>
      <text:p text:style-name="P62">Enquanto captura a tela, pressione a tecla CTRL para copiar a imagem para a área de transferência em vez de salvá-las na pasta Imagens.</text:p>
      <text:p text:style-name="P62">Para capturar no modo interativo com opções como atraso e captura do ponteiro do mouse, execute <text:span text:style-name="Source_20_Text">gnome-screenshot -i</text:span>.</text:p>
      <text:h text:style-name="P112" text:outline-level="2">Exibir teclas sendo pressionadas</text:h>
      <text:p text:style-name="P62"><text:a xlink:type="simple" xlink:href="https://www.thregr.org/~wavexx/software/screenkey/" text:style-name="Internet_20_link" text:visited-style-name="Visited_20_Internet_20_Link">https://www.thregr.org/~wavexx/software/screenkey/</text:a></text:p>
      <text:p text:style-name="P62"><text:span text:style-name="T83">A</text:span>tualmente (2020), não adianta instalar a versão velha pelo apt, deve baixar o código pelo git e executar diretamente com <text:span text:style-name="Source_20_Text">./screenkey</text:span>, mas claro, <text:span text:style-name="T83">depois de ter instalado as </text:span>dependências <text:span text:style-name="T83">com </text:span><text:span text:style-name="Source_20_Text">sudo apt install python3-gi gir1.2-gtk-3.0 python3-gi-cairo python3-cairo python3-setuptools python3-babel fonts-font-awesome slop</text:span>.</text:p>
      <text:p text:style-name="P62"><text:span text:style-name="T83">P</text:span>ara filtrar as teclas, altere o arquivo <text:span text:style-name="Source_20_Text">labelmanager.py</text:span>, método <text:span text:style-name="Source_20_Text">key_normal_mode</text:span>. <text:span text:style-name="T83">Por exemplo, para não aparecer a combinação de teclas </text:span><text:span text:style-name="Source_20_Text"><text:span text:style-name="T83">Ctrl+Alt+Shift+Home</text:span></text:span><text:span text:style-name="T83">, que uso para pausar ou iniciar a gravação pelo obs-studio, substitua esse trecho de código:</text:span></text:p>
      <text:p text:style-name="Preformatted_20_Text">self.data.append(KeyData(datetime.now(), True, key_repl.bk_stop, key_repl.silent, key_repl.spaced, repl))</text:p>
      <text:p text:style-name="P61">Por esse:</text:p>
      <text:p text:style-name="Preformatted_20_Text">if repl == 'Ctrl+Alt+Shift+End' or repl == 'Ctrl+Alt+Shift+Home' or repl == 'Alt+↹':</text:p>
      <text:p text:style-name="Preformatted_20_Text"><text:s text:c="4"/>self.logger.debug("filtrando teclas {}".format(repl))</text:p>
      <text:p text:style-name="Preformatted_20_Text"><text:s text:c="4"/>return False</text:p>
      <text:p text:style-name="Preformatted_20_Text">else:</text:p>
      <text:p text:style-name="Preformatted_20_Text"><text:s text:c="4"/>self.data.append(KeyData(datetime.now(), True, key_repl.bk_stop, key_repl.silent, key_repl.spaced, repl))</text:p>
      <text:h text:style-name="P110" text:outline-level="2">Salvar favoritos como atalhos</text:h>
      <text:p text:style-name="P60"><text:span text:style-name="T81">O</text:span> script <text:span text:style-name="Source_20_Text">favsToShorts.py</text:span> cria atalhos em documentos a partir dos favoritos do nemo. <text:span text:style-name="T81">B</text:span>om para abrir pastas pelos apps do playonlinux, já q<text:span text:style-name="T81">ue</text:span> a porta de entrada para as pastas do linux pelo playonlinux é a pasta documentos.</text:p>
      <text:h text:style-name="P113" text:outline-level="2">Espelhar tela do Android no Linux via wifi</text:h>
      <text:p text:style-name="P63"><text:a xlink:type="simple" xlink:href="https://beebom.com/how-use-adb-wirelessly-android-device/" text:style-name="Internet_20_link" text:visited-style-name="Visited_20_Internet_20_Link">https://beebom.com/how-use-adb-wirelessly-android-device/</text:a></text:p>
      <text:p text:style-name="P63"><text:a xlink:type="simple" xlink:href="https://linuxconfig.org/how-to-mirror-your-android-mobile-screen-to-linux" text:style-name="Internet_20_link" text:visited-style-name="Visited_20_Internet_20_Link">https://linuxconfig.org/how-to-mirror-your-android-mobile-screen-to-linux</text:a></text:p>
      <text:p text:style-name="P63"><text:a xlink:type="simple" xlink:href="https://github.com/Genymobile/scrcpy" text:style-name="Internet_20_link" text:visited-style-name="Visited_20_Internet_20_Link">https://github.com/Genymobile/scrcpy</text:a></text:p>
      <text:list text:style-name="Numbering_20_123">
        <text:list-item>
          <text:p text:style-name="P121"><text:span text:style-name="T84">Instale o adb: </text:span><text:span text:style-name="Source_20_Text">sudo apt install adb</text:span></text:p>
        </text:list-item>
        <text:list-item>
          <text:p text:style-name="P121"><text:span text:style-name="T84">Instale o scrcpy: </text:span><text:span text:style-name="Source_20_Text"><text:span text:style-name="T84">sudo apt install scrcpy</text:span></text:span></text:p>
        </text:list-item>
        <text:list-item>
          <text:p text:style-name="P121"><text:span text:style-name="T84">A</text:span>tive o modo desenvolvedor no <text:span text:style-name="T84">Android.</text:span></text:p>
        </text:list-item>
        <text:list-item>
          <text:p text:style-name="P121"><text:span text:style-name="T84">E</text:span>ntre no modo desenvolvedor e ative a opção “usb debugging”.</text:p>
        </text:list-item>
        <text:list-item>
          <text:p text:style-name="P121"><text:span text:style-name="T84">C</text:span>onecte o <text:span text:style-name="T84">A</text:span>ndroid ao computador.</text:p>
        </text:list-item>
        <text:list-item>
          <text:p text:style-name="P121"><text:span text:style-name="T84">Liste dispositivos Android</text:span> conectados ao computador: <text:span text:style-name="Source_20_Text">adb devices</text:span></text:p>
        </text:list-item>
        <text:list-item>
          <text:p text:style-name="P121"><text:span text:style-name="T84">A</text:span>utorize o debugger pelo celular.</text:p>
        </text:list-item>
        <text:list-item>
          <text:p text:style-name="P121"><text:span text:style-name="T84">D</text:span>efin<text:span text:style-name="T84">a</text:span> a porta de comunicação via rede: <text:span text:style-name="Source_20_Text">adb tcpip 5555</text:span></text:p>
        </text:list-item>
        <text:list-item>
          <text:p text:style-name="P123">Desconecte o Android do USB, mas não feche o terminal.</text:p>
        </text:list-item>
        <text:list-item>
          <text:p text:style-name="P121"><text:span text:style-name="T84">No Android, vá em </text:span>Settings -&gt; About Phone -&gt; Status -&gt; Ip address</text:p>
        </text:list-item>
        <text:list-item>
          <text:p text:style-name="P122"><text:span text:style-name="T84">D</text:span>esative a opção usb debugging e ative em seguida.</text:p>
        </text:list-item>
        <text:list-item>
          <text:p text:style-name="P122"><text:span text:style-name="T84">Conecte o Linux ao Android, substituindo o endereço IP pelo de seu Android: </text:span><text:span text:style-name="Source_20_Text">adb connect 192.168.0.1:5555</text:span></text:p>
        </text:list-item>
        <text:list-item>
          <text:p text:style-name="P122"><text:span text:style-name="T84">Para espelhar o Android sem bordas nas janelas: </text:span><text:span text:style-name="Source_20_Text">scrcpy --window-borderless</text:span></text:p>
        </text:list-item>
        <text:list-item>
          <text:p text:style-name="P121"><text:span text:style-name="T84">Para apenas espelhar o Android, desativando opções de controle pelo Linux, como teclado, mouse e drag&amp;drop: </text:span><text:span text:style-name="Source_20_Text">scrcpy --no-control</text:span></text:p>
        </text:list-item>
        <text:list-item>
          <text:p text:style-name="P121">Principais atalhos que utilizo no scrcpy, sendo MOD, <text:span text:style-name="T85">p</text:span>or padrão, Alt<text:span text:style-name="T85">Left</text:span> ou Super<text:span text:style-name="T85">Left</text:span>:</text:p>
          <text:list>
            <text:list-item>
              <text:p text:style-name="P121">MOD+f: Alternar modo de tela cheia</text:p>
            </text:list-item>
            <text:list-item>
              <text:p text:style-name="P121">MOD+←: Girar <text:span text:style-name="T85">tela </text:span>para a esquerda</text:p>
            </text:list-item>
            <text:list-item>
              <text:p text:style-name="P121">MOD+→: Girar <text:span text:style-name="T85">tela </text:span>para a direita</text:p>
            </text:list-item>
          </text:list>
        </text:list-item>
      </text:list>
      <text:h text:style-name="P114" text:outline-level="2">Configurando o DaVinci Resolve no Linux Mint</text:h>
      <text:p text:style-name="P64"><text:span text:style-name="T86">Até o momento (2022), para instalar o Resolve no Linx Mint, é necessário seguir esse tutorial: </text:span><text:a xlink:type="simple" xlink:href="https://www.danieltufvesson.com/makeresolvedeb" text:style-name="Internet_20_link" text:visited-style-name="Visited_20_Internet_20_Link">https://www.danieltufvesson.com/makeresolvedeb</text:a>.</text:p>
      <text:p text:style-name="Text_20_body"><text:span text:style-name="T86">Para o Resolve renderizar vídeos usando a placa da nvidia, é necessário ter suporte ao CUDA. Para instalar o driver nvidia com cuda na </text:span>placa de vídeo geforce 920m, <text:span text:style-name="T86">fiz o seguinte.</text:span></text:p>
      <text:p text:style-name="Text_20_body"><text:span text:style-name="T86">P</text:span>rimeiro eu tinha instalado o driver versão 390.143 <text:span text:style-name="T86">daqui: </text:span><text:a xlink:type="simple" xlink:href="https://www.nvidia.com/Download/driverResults.aspx/173111/en-us" text:style-name="Internet_20_link" text:visited-style-name="Visited_20_Internet_20_Link">https://www.nvidia.com/Download/driverResults.aspx/173111/en-us</text:a>, que segundo o site, é o mais recente compatível com geforce 920m. <text:span text:style-name="T86">P</text:span>orém, o cuda não funcionava ao tentar usar com o davinci resolve.</text:p>
      <text:p text:style-name="Text_20_body"><text:span text:style-name="T86">D</text:span>epois, <text:span text:style-name="T86">executei os comandos sugeridos daqui</text:span> <text:a xlink:type="simple" xlink:href="https://developer.nvidia.com/cuda-downloads?target_os=Linux&amp;target_arch=x86_64&amp;Distribution=Ubuntu&amp;target_version=18.04&amp;target_type=deb_network" text:style-name="Internet_20_link" text:visited-style-name="Visited_20_Internet_20_Link">https://developer.nvidia.com/cuda-downloads?target_os=Linux&amp;target_arch=x86_64&amp;Distribution=Ubuntu&amp;target_version=18.04&amp;target_type=deb_network</text:a>:</text:p>
      <text:p text:style-name="Preformatted_20_Text">wget <text:a xlink:type="simple" xlink:href="https://developer.download.nvidia.com/compute/cuda/repos/ubuntu1804/x86_64/cuda-ubuntu1804.pin" text:style-name="Internet_20_link" text:visited-style-name="Visited_20_Internet_20_Link">https://developer.download.nvidia.com/compute/cuda/repos/ubuntu1804/x86_64/cuda-ubuntu1804.pin</text:a> <text:span text:style-name="T86">&amp;&amp; </text:span>sudo mv cuda-ubuntu1804.pin /etc/apt/preferences.d/cuda-repository-pin-600 <text:span text:style-name="T86">&amp;&amp; </text:span>sudo apt-key adv --fetch-keys <text:a xlink:type="simple" xlink:href="https://developer.download.nvidia.com/compute/cuda/repos/ubuntu1804/x86_64/7fa2af80.pub" text:style-name="Internet_20_link" text:visited-style-name="Visited_20_Internet_20_Link">https://developer.download.nvidia.com/compute/cuda/repos/ubuntu1804/x86_64/7fa2af80.pub</text:a> <text:span text:style-name="T86">&amp;&amp; </text:span>sudo add-apt-repository "deb https://developer.download.nvidia.com/compute/cuda/repos/ubuntu1804/x86_64/ /" <text:span text:style-name="T86">&amp;&amp; </text:span>sudo apt-get update <text:span text:style-name="T86">&amp;&amp; </text:span>sudo apt-get -y install cuda</text:p>
      <text:p text:style-name="P64"><text:span text:style-name="T86">D</text:span>epois, executei o comando <text:span text:style-name="Source_20_Text">nvidia-smi</text:span> para ver o monitoramento atual da placa de vídeo, mas deu um erro <text:span text:style-name="T86">do tipo</text:span>: <text:span text:style-name="Source_20_Text">Failed to initialize NVML: Driver/library version mismatch</text:span>.</text:p>
      <text:p text:style-name="Text_20_body"><text:span text:style-name="T86">A</text:span>í eu reiniciei o computador, e o comando <text:span text:style-name="Source_20_Text">nvidia-smi</text:span> apresentou a versão que funcionou o cuda: <text:span text:style-name="Source_20_Text">NVIDIA-SMI 465.19.01 <text:s text:c="3"/>Driver Version: 465.19.01 <text:s text:c="3"/>CUDA Version: 11.3</text:span>.</text:p>
      <text:p text:style-name="P64"><text:span text:style-name="T86">D</text:span>epois eu tentei renderizar um vídeo com o davinci resolve e finalmente funcionou!</text:p>
      <text:p text:style-name="Text_20_body"><text:span text:style-name="T87">D</text:span>etalhe, se você configurar o <text:span text:style-name="Source_20_Text">nvidia-settings</text:span> para usar a gpu sob demanda, ao iniciar o <text:span text:style-name="T87">R</text:span>esolve, ele não usa a gpu. <text:span text:style-name="T87">P</text:span>ortanto, para rodar um <text:span text:style-name="Source_20_Text">programa</text:span> usando a gpu, <text:span text:style-name="T87">execute </text:span><text:span text:style-name="Source_20_Text">prime-run programa</text:span>.</text:p>
      <text:p text:style-name="Text_20_body"><text:span text:style-name="T87">P</text:span>orém, em algumas versões, o <text:span text:style-name="Source_20_Text">prime-run</text:span> não é encontrado, então <text:span text:style-name="T87">você</text:span> pode <text:span text:style-name="T87">executar </text:span><text:span text:style-name="Source_20_Text">__NV_PRIME_RENDER_OFFLOAD=1 __VK_LAYER_NV_optimus=NVIDIA_only __GLX_VENDOR_LIBRARY_NAME=nvidia programa</text:span>.</text:p>
      <text:p text:style-name="P66"><text:span text:style-name="T87">A</text:span>inda, se ao invés do drive proprietário nvidia, v<text:span text:style-name="T87">o</text:span>c<text:span text:style-name="T87">ê</text:span> tiver a versão opensource nouveau, <text:span text:style-name="T87">você pode executar </text:span><text:span text:style-name="Source_20_Text">DRI_PRIME=1 programa</text:span>.</text:p>
      <text:p text:style-name="P66"><text:span text:style-name="T87">P</text:span>ara testar qual placa gráfica está sendo usada, <text:span text:style-name="T87">execute:</text:span></text:p>
      <text:p text:style-name="Preformatted_20_Text">glxinfo | grep "OpenGL renderer" # sem a gpu dedicada</text:p>
      <text:p text:style-name="P65">Ou então, execute:</text:p>
      <text:p text:style-name="Preformatted_20_Text">__NV_PRIME_RENDER_OFFLOAD=1 __VK_LAYER_NV_optimus=NVIDIA_only __GLX_VENDOR_LIBRARY_NAME=nvidia glxinfo | grep "OpenGL renderer" # com a gpu dedicada</text:p>
      <text:p text:style-name="Text_20_body"><text:span text:style-name="T88">Fontes:</text:span><text:span text:style-name="T87"> </text:span><text:a xlink:type="simple" xlink:href="https://answers.launchpad.net/ubuntu/+source/nvidia-prime/+question/692775" text:style-name="Internet_20_link" text:visited-style-name="Visited_20_Internet_20_Link">https://answers.launchpad.net/ubuntu/+source/nvidia-prime/+question/692775</text:a>, <text:a xlink:type="simple" xlink:href="https://download.nvidia.com/XFree86/Linux-x86_64/465.19.01/README/primerenderoffload.html" text:style-name="Internet_20_link" text:visited-style-name="Visited_20_Internet_20_Link">https://download.nvidia.com/XFree86/Linux-x86_64/465.19.01/README/primerenderoffload.html</text:a>.</text:p>
      <text:h text:style-name="Heading_20_2" text:outline-level="2"><text:span text:style-name="T88">C</text:span>onfigurando o <text:span text:style-name="T88">O</text:span>ffice 2010 no playonlinux</text:h>
      <text:p text:style-name="Text_20_body"><text:span text:style-name="T88">P</text:span>ara remover várias duplicatas no menu "Open With", execute <text:span text:style-name="Source_20_Text">rm ~/.local/share/applications/wine-extension*</text:span>.</text:p>
      <text:p text:style-name="P67"><text:span text:style-name="T88">P</text:span>ara agrupar as janelas n<text:span text:style-name="T88">a barra de tarefas</text:span>, coloque em minúsculo o valor da propriedade <text:span text:style-name="Source_20_Text">StartupWMClass</text:span> dos arquivos de atalho criados pelo playonlinux em <text:span text:style-name="Source_20_Text">~/.local/share/applications</text:span>.</text:p>
      <text:p text:style-name="P67"><text:span text:style-name="T88">F</text:span>onte: <text:a xlink:type="simple" xlink:href="https://askubuntu.com/questions/606389/two-icons-on-unity-panel-on-non-standard-application-launch" text:style-name="Internet_20_link" text:visited-style-name="Visited_20_Internet_20_Link">https://askubuntu.com/questions/606389/two-icons-on-unity-panel-on-non-standard-application-launch</text:a>.</text:p>
      <text:p text:style-name="P67"><text:span text:style-name="T88">S</text:span>e n<text:span text:style-name="T88">ã</text:span>o conseguir colocar acentos nas palavras, acrescente o valor <text:span text:style-name="Source_20_Text">env XMODIFIERS=""</text:span> no início da propriedade <text:span text:style-name="Source_20_Text">Exec</text:span> dos arquivos de atalho criados pelo playonlinux. <text:span text:style-name="T88">E</text:span>xemplo: <text:span text:style-name="Source_20_Text">Exec=env XMODIFIERS="" /usr/share/playonlinux/playonlinux --run "Microsoft Word 2010" %F</text:span>.</text:p>
      <text:p text:style-name="P67"><text:span text:style-name="T88">F</text:span>onte: <text:a xlink:type="simple" xlink:href="https://askubuntu.com/questions/767200/problem-with-the-accent-marks-on-ms-office-in-playonlinux" text:style-name="Internet_20_link" text:visited-style-name="Visited_20_Internet_20_Link">https://askubuntu.com/questions/767200/problem-with-the-accent-marks-on-ms-office-in-playonlinux</text:a>.</text:p>
      <text:p text:style-name="P92"><text:span text:style-name="T88">S</text:span>e ao usar o <text:span text:style-name="T88">O</text:span>ffice, não conseguir digitar, tecle ALT duas vezes. <text:span text:style-name="T88">À</text:span>s vezes esse bug acontece.</text:p>
      <text:h text:style-name="P100" text:outline-level="1">FAQ</text:h>
      <text:h text:style-name="P115" text:outline-level="2">Janelas do Okular não agrupando</text:h>
      <text:p text:style-name="P67"><text:span text:style-name="T88">Se as janelas do okular não ficarem agrupadas no </text:span>dash launcher, dock, ou taskbar, (1) copie o atalho com <text:span text:style-name="Source_20_Text">cp /usr/share/applications/okularApplication_pdf.desktop ~/.local/share/applications/</text:span>, depois (2) abra o atalho copiado com <text:span text:style-name="Source_20_Text">gedit ~/.local/share/applications/okularApplication_pdf.desktop</text:span>, e então (3) adicione ou modifique a linha <text:span text:style-name="Source_20_Text">StartupWMClass=okular</text:span>.</text:p>
      <text:p text:style-name="P67"><text:span text:style-name="T88">Se instalou o okular como snap, o atalho fica localizado em </text:span><text:span text:style-name="Source_20_Text">/var/lib/snapd/desktop/applications/okular_org.kde.okular.desktop</text:span>.</text:p>
      <text:p text:style-name="P67"><text:span text:style-name="T88">F</text:span>onte <text:a xlink:type="simple" xlink:href="https://askubuntu.com/a/995773/586845" text:style-name="Internet_20_link" text:visited-style-name="Visited_20_Internet_20_Link">https://askubuntu.com/a/995773/586845</text:a>.</text:p>
      <text:h text:style-name="P111" text:outline-level="2">Tecla de atalho de emoji conflitando com outros atalhos</text:h>
      <text:p text:style-name="Text_20_body">No <text:span text:style-name="T88">U</text:span>buntu 20.04, o atalho ctrl+shift+e está associado à entrada de emojis, mas é um atalho muito usado em outros programas como IDEs. <text:span text:style-name="T88">Portanto</text:span>, prefiro liberar esse atalho para as IDEs. Para isso, execute <text:span text:style-name="Source_20_Text">ibus-setup</text:span>, vá na aba Emoji e desabilite o atalho.</text:p>
      <text:p text:style-name="Text_20_body">Porém, mesmo assim não funciona no vscode instalado pelo snap. Portanto, tive que adicionar a opção <text:span text:style-name="Source_20_Text">GTK_IM_MODULE=ibus</text:span> nas duas linhas que começam com <text:span text:style-name="Source_20_Text">Exec</text:span> no arquivo <text:span text:style-name="Source_20_Text">/var/lib/snapd/desktop/applications/code_code.desktop</text:span>, que ficaram assim:</text:p>
      <text:p text:style-name="Preformatted_20_Text">Exec=env BAMF_DESKTOP_FILE_HINT=/var/lib/snapd/desktop/applications/code_code.desktop GTK_IM_MODULE=ibus /snap/bin/code --force-user-env --no-sandbox --unity-launch %F</text:p>
      <text:p text:style-name="Preformatted_20_Text">Exec=env BAMF_DESKTOP_FILE_HINT=/var/lib/snapd/desktop/applications/code_code.desktop GTK_IM_MODULE=ibus /snap/bin/code --force-user-env --no-sandbox --new-window %F</text:p>
      <text:p text:style-name="Text_20_body">Se mesmo assim não funcionar, altere a opção adicionada para <text:span text:style-name="Source_20_Text">GTK_IM_MODULE=xim</text:span>.</text:p>
      <text:h text:style-name="Heading_20_2" text:outline-level="2">Como mover janelas filho sem afetar a janela pai no GNOME 3</text:h>
      <text:p text:style-name="P68"><text:span text:style-name="T89">Destive a opção “Attach Modal Dialogues” na seção “Windows” do Gnome Tweaks. Fonte: </text:span><text:a xlink:type="simple" xlink:href="https://askubuntu.com/a/972289/586845" text:style-name="Internet_20_link" text:visited-style-name="Visited_20_Internet_20_Link"><text:span text:style-name="T89">https://askubuntu.com/a/972289/586845</text:span></text:a><text:span text:style-name="T89">.</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List_20_Contents" style:display-name="List Contents" style:family="paragraph" style:parent-style-name="Standard" style:class="html">
      <style:paragraph-properties fo:margin-left="1cm" fo:margin-right="0cm" fo:margin-top="0cm" fo:margin-bottom="0.25cm" style:contextual-spacing="true" fo:text-indent="0cm" style:auto-text-indent="false"/>
    </style:style>
    <style:style style:name="Preformatted_20_Text" style:display-name="Preformatted Text" style:family="paragraph" style:parent-style-name="Standard" style:class="html">
      <style:paragraph-properties fo:margin-top="0cm" fo:margin-bottom="0.25cm" style:contextual-spacing="tru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fo:color="#f10d0c" loext:opacity="100%" style:font-name="Liberation Mono" fo:font-family="'Liberation Mono'" style:font-family-generic="modern" style:font-pitch="fixed" fo:font-size="10pt" style:font-name-asian="Liberation Mono" style:font-family-asian="'Liberation Mono'" style:font-family-generic-asian="modern" style:font-pitch-asian="fixed" style:font-name-complex="Liberation Mono" style:font-family-complex="'Liberation Mono'" style:font-family-generic-complex="modern" style:font-pitch-complex="fixed" loext:padding="0.049cm" loext:border="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6-24T21:19:03.057259635</meta:creation-date>
    <dc:date>2025-03-25T07:08:56.646072816</dc:date>
    <meta:editing-duration>P1DT4H40M4S</meta:editing-duration>
    <meta:editing-cycles>139</meta:editing-cycles>
    <meta:generator>LibreOffice/24.2.7.2$Linux_X86_64 LibreOffice_project/420$Build-2</meta:generator>
    <meta:document-statistic meta:table-count="0" meta:image-count="0" meta:object-count="0" meta:page-count="1" meta:paragraph-count="406" meta:word-count="7467" meta:character-count="48100" meta:non-whitespace-character-count="41176"/>
  </office:meta>
</office:document-meta>
</file>